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06">
      <style:text-properties fo:font-size="8pt" style:font-size-asian="8pt" style:font-size-complex="8pt"/>
    </style:style>
    <style:style style:name="ce7" style:family="table-cell" style:parent-style-name="Default" style:data-style-name="N2">
      <style:text-properties fo:font-size="12pt" style:font-size-asian="12pt" style:font-size-complex="12pt"/>
    </style:style>
    <style:style style:name="ce8" style:family="table-cell" style:parent-style-name="Default" style:data-style-name="N2">
      <style:text-properties fo:color="#00a933" fo:font-size="12pt" style:font-size-asian="12pt" style:font-size-complex="12pt"/>
    </style:style>
    <style:style style:name="ce13" style:family="table-cell" style:parent-style-name="Default" style:data-style-name="N106"/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size="8pt" style:font-size-asian="8pt" style:font-size-complex="8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color="#000000" fo:font-size="8pt" style:font-size-asian="8pt" style:font-size-complex="8pt"/>
    </style:style>
    <style:style style:name="ce12" style:family="table-cell" style:parent-style-name="Default">
      <style:text-properties fo:color="#000000" fo:font-size="8pt" style:font-size-asian="8pt" style:font-size-complex="8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04">
      <style:text-properties fo:font-size="12pt" style:font-size-asian="12pt" style:font-size-complex="12pt"/>
    </style:style>
    <style:style style:name="ce21" style:family="table-cell" style:parent-style-name="Default" style:data-style-name="N104">
      <style:table-cell-properties fo:background-color="#dde8cb"/>
    </style:style>
    <style:style style:name="ce22" style:family="table-cell" style:parent-style-name="Default" style:data-style-name="N104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media_3_etichette" table:style-name="ta1">
        <table:table-column table:style-name="co1" table:default-cell-style-name="ce1"/>
        <table:table-column table:style-name="co1" table:number-columns-repeated="12" table:default-cell-style-name="ce7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1" table:number-columns-repeated="12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TRATTANDO OGNI FILE SEPARATAMENTE (3 etichette)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successi/total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JACCARD P</text:p>
          </table:table-cell>
          <table:table-cell table:style-name="ce1" office:value-type="string" calcext:value-type="string">
            <text:p>COS VEC</text:p>
          </table:table-cell>
          <table:table-cell table:style-name="ce1" office:value-type="string" calcext:value-type="string">
            <text:p>COS VEC P</text:p>
          </table:table-cell>
          <table:table-cell table:style-name="ce1" office:value-type="string" calcext:value-type="string">
            <text:p>EUCLIDEAN</text:p>
          </table:table-cell>
          <table:table-cell table:style-name="ce1" office:value-type="string" calcext:value-type="string">
            <text:p>EUCLIDEAN P</text:p>
          </table:table-cell>
          <table:table-cell table:style-name="ce1" office:value-type="string" calcext:value-type="string">
            <text:p>WORD MOVER</text:p>
          </table:table-cell>
          <table:table-cell table:style-name="ce1" office:value-type="string" calcext:value-type="string">
            <text:p>WORD MOVER P</text:p>
          </table:table-cell>
          <table:table-cell table:style-name="ce1" office:value-type="string" calcext:value-type="string">
            <text:p>BERT</text:p>
          </table:table-cell>
          <table:table-cell table:style-name="ce1" office:value-type="string" calcext:value-type="string">
            <text:p>BERT P</text:p>
          </table:table-cell>
          <table:table-cell table:style-name="ce1" office:value-type="string" calcext:value-type="string">
            <text:p>UNIVERSAL</text:p>
          </table:table-cell>
          <table:table-cell table:style-name="ce1" office:value-type="string" calcext:value-type="string">
            <text:p>UNIVERSAL P</text:p>
          </table:table-cell>
          <table:table-cell table:number-columns-repeated="2"/>
          <table:table-cell table:style-name="ce1"/>
          <table:table-cell table:number-columns-repeated="30"/>
        </table:table-row>
        <table:table-row table:style-name="ro2">
          <table:table-cell office:value-type="string" calcext:value-type="string">
            <text:p>US1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" calcext:value-type="float">
            <text:p>0,48</text:p>
          </table:table-cell>
          <table:table-cell office:value-type="float" office:value="0.4" calcext:value-type="float">
            <text:p>0,40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2" calcext:value-type="float">
            <text:p>0,52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2" calcext:value-type="float">
            <text:p>0,52</text:p>
          </table:table-cell>
          <table:table-cell table:number-columns-repeated="2" table:style-name="ce8" office:value-type="float" office:value="0.64" calcext:value-type="float">
            <text:p>0,6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0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352941176470588" calcext:value-type="float">
            <text:p>0,35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74509803921569" calcext:value-type="float">
            <text:p>0,27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1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66666666666667" calcext:value-type="float">
            <text:p>0,57</text:p>
          </table:table-cell>
          <table:table-cell table:number-columns-repeated="2" office:value-type="float" office:value="0.416666666666667" calcext:value-type="float">
            <text:p>0,42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0.333333333333333" calcext:value-type="float">
            <text:p>0,33</text:p>
          </table:table-cell>
          <table:table-cell table:style-name="ce8" office:value-type="float" office:value="0.55" calcext:value-type="float">
            <text:p>0,55</text:p>
          </table:table-cell>
          <table:table-cell office:value-type="float" office:value="0.45" calcext:value-type="float">
            <text:p>0,45</text:p>
          </table:table-cell>
          <table:table-cell table:style-name="ce8" office:value-type="float" office:value="0.516666666666667" calcext:value-type="float">
            <text:p>0,52</text:p>
          </table:table-cell>
          <table:table-cell office:value-type="float" office:value="0.416666666666667" calcext:value-type="float">
            <text:p>0,42</text:p>
          </table:table-cell>
          <table:table-cell table:style-name="ce8" office:value-type="float" office:value="0.516666666666667" calcext:value-type="float">
            <text:p>0,52</text:p>
          </table:table-cell>
          <table:table-cell table:style-name="ce8" office:value-type="float" office:value="0.533333333333333" calcext:value-type="float">
            <text:p>0,53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2</text:p>
          </table:table-cell>
          <table:table-cell office:value-type="float" office:value="0.452830188679245" calcext:value-type="float">
            <text:p>0,45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283018867924528" calcext:value-type="float">
            <text:p>0,28</text:p>
          </table:table-cell>
          <table:table-cell office:value-type="float" office:value="0.433962264150943" calcext:value-type="float">
            <text:p>0,43</text:p>
          </table:table-cell>
          <table:table-cell office:value-type="float" office:value="0.30188679245283" calcext:value-type="float">
            <text:p>0,30</text:p>
          </table:table-cell>
          <table:table-cell table:style-name="ce8" office:value-type="float" office:value="0.528301886792453" calcext:value-type="float">
            <text:p>0,53</text:p>
          </table:table-cell>
          <table:table-cell office:value-type="float" office:value="0.490566037735849" calcext:value-type="float">
            <text:p>0,49</text:p>
          </table:table-cell>
          <table:table-cell table:number-columns-repeated="2" office:value-type="float" office:value="0.339622641509434" calcext:value-type="float">
            <text:p>0,34</text:p>
          </table:table-cell>
          <table:table-cell office:value-type="float" office:value="0.320754716981132" calcext:value-type="float">
            <text:p>0,32</text:p>
          </table:table-cell>
          <table:table-cell table:number-columns-repeated="2" office:value-type="float" office:value="0.452830188679245" calcext:value-type="float">
            <text:p>0,4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3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01369863013699" calcext:value-type="float">
            <text:p>0,30</text:p>
          </table:table-cell>
          <table:table-cell office:value-type="float" office:value="0.479452054794521" calcext:value-type="float">
            <text:p>0,48</text:p>
          </table:table-cell>
          <table:table-cell table:number-columns-repeated="2" office:value-type="float" office:value="0.410958904109589" calcext:value-type="float">
            <text:p>0,41</text:p>
          </table:table-cell>
          <table:table-cell office:value-type="float" office:value="0.465753424657534" calcext:value-type="float">
            <text:p>0,4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287671232876712" calcext:value-type="float">
            <text:p>0,29</text:p>
          </table:table-cell>
          <table:table-cell office:value-type="float" office:value="0.479452054794521" calcext:value-type="float">
            <text:p>0,48</text:p>
          </table:table-cell>
          <table:table-cell office:value-type="float" office:value="0.383561643835616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4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218181818181818" calcext:value-type="float">
            <text:p>0,22</text:p>
          </table:table-cell>
          <table:table-cell office:value-type="float" office:value="0.163636363636364" calcext:value-type="float">
            <text:p>0,1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90909090909091" calcext:value-type="float">
            <text:p>0,49</text:p>
          </table:table-cell>
          <table:table-cell office:value-type="float" office:value="0.472727272727273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5</text:p>
          </table:table-cell>
          <table:table-cell office:value-type="float" office:value="0.392156862745098" calcext:value-type="float">
            <text:p>0,39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table:number-columns-repeated="2" office:value-type="float" office:value="0.392156862745098" calcext:value-type="float">
            <text:p>0,39</text:p>
          </table:table-cell>
          <table:table-cell office:value-type="float" office:value="0.254901960784314" calcext:value-type="float">
            <text:p>0,25</text:p>
          </table:table-cell>
          <table:table-cell office:value-type="float" office:value="0.392156862745098" calcext:value-type="float">
            <text:p>0,39</text:p>
          </table:table-cell>
          <table:table-cell table:style-name="ce8" office:value-type="float" office:value="0.529411764705882" calcext:value-type="float">
            <text:p>0,5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470588235294118" calcext:value-type="float">
            <text:p>0,47</text:p>
          </table:table-cell>
          <table:table-cell table:style-name="ce8" office:value-type="float" office:value="0.549019607843137" calcext:value-type="float">
            <text:p>0,55</text:p>
          </table:table-cell>
          <table:table-cell table:number-columns-repeated="32"/>
          <table:table-cell table:style-name="ce4"/>
        </table:table-row>
        <table:table-row table:style-name="ro2">
          <table:table-cell office:value-type="string" calcext:value-type="string">
            <text:p>US16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3" calcext:value-type="float">
            <text:p>0,30</text:p>
          </table:table-cell>
          <table:table-cell table:number-columns-repeated="4" office:value-type="float" office:value="0.32" calcext:value-type="float">
            <text:p>0,32</text:p>
          </table:table-cell>
          <table:table-cell table:number-columns-repeated="3" office:value-type="float" office:value="0.36" calcext:value-type="float">
            <text:p>0,36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49019607843137" calcext:value-type="float">
            <text:p>0,55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372549019607843" calcext:value-type="float">
            <text:p>0,37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13725490196078" calcext:value-type="float">
            <text:p>0,31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8</text:p>
          </table:table-cell>
          <table:table-cell office:value-type="float" office:value="0.142857142857143" calcext:value-type="float">
            <text:p>0,14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17857142857143" calcext:value-type="float">
            <text:p>0,52</text:p>
          </table:table-cell>
          <table:table-cell office:value-type="float" office:value="0.464285714285714" calcext:value-type="float">
            <text:p>0,46</text:p>
          </table:table-cell>
          <table:table-cell table:style-name="ce8" office:value-type="float" office:value="0.535714285714286" calcext:value-type="float">
            <text:p>0,5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2142857142857" calcext:value-type="float">
            <text:p>0,48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53571428571429" calcext:value-type="float">
            <text:p>0,55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482142857142857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9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267857142857143" calcext:value-type="float">
            <text:p>0,2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375" calcext:value-type="float">
            <text:p>0,38</text:p>
          </table:table-cell>
          <table:table-cell office:value-type="float" office:value="0.428571428571429" calcext:value-type="float">
            <text:p>0,43</text:p>
          </table:table-cell>
          <table:table-cell table:style-name="ce8" office:value-type="float" office:value="0.571428571428571" calcext:value-type="float">
            <text:p>0,57</text:p>
          </table:table-cell>
          <table:table-cell table:style-name="ce8" office:value-type="float" office:value="0.553571428571429" calcext:value-type="float">
            <text:p>0,55</text:p>
          </table:table-cell>
          <table:table-cell table:number-columns-repeated="2" office:value-type="float" office:value="0.375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96491228070175" calcext:value-type="float">
            <text:p>0,60</text:p>
          </table:table-cell>
          <table:table-cell table:style-name="ce8" office:value-type="float" office:value="0.649122807017544" calcext:value-type="float">
            <text:p>0,65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43859649122807" calcext:value-type="float">
            <text:p>0,54</text:p>
          </table:table-cell>
          <table:table-cell table:style-name="ce8" office:value-type="float" office:value="0.649122807017544" calcext:value-type="float">
            <text:p>0,65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08771929824561" calcext:value-type="float">
            <text:p>0,51</text:p>
          </table:table-cell>
          <table:table-cell table:style-name="ce8" office:value-type="float" office:value="0.526315789473684" calcext:value-type="float">
            <text:p>0,53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43859649122807" calcext:value-type="float">
            <text:p>0,54</text:p>
          </table:table-cell>
          <table:table-cell office:value-type="float" office:value="0.491228070175439" calcext:value-type="float">
            <text:p>0,4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0</text:p>
          </table:table-cell>
          <table:table-cell table:number-columns-repeated="2" office:value-type="float" office:value="0.474576271186441" calcext:value-type="float">
            <text:p>0,47</text:p>
          </table:table-cell>
          <table:table-cell office:value-type="float" office:value="0.440677966101695" calcext:value-type="float">
            <text:p>0,44</text:p>
          </table:table-cell>
          <table:table-cell table:number-columns-repeated="2" office:value-type="float" office:value="0.457627118644068" calcext:value-type="float">
            <text:p>0,46</text:p>
          </table:table-cell>
          <table:table-cell office:value-type="float" office:value="0.508474576271186" calcext:value-type="float">
            <text:p>0,51</text:p>
          </table:table-cell>
          <table:table-cell office:value-type="float" office:value="0.457627118644068" calcext:value-type="float">
            <text:p>0,46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389830508474576" calcext:value-type="float">
            <text:p>0,39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74576271186441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1</text:p>
          </table:table-cell>
          <table:table-cell office:value-type="float" office:value="0.4" calcext:value-type="float">
            <text:p>0,40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75" calcext:value-type="float">
            <text:p>0,58</text:p>
          </table:table-cell>
          <table:table-cell office:value-type="float" office:value="0.325" calcext:value-type="float">
            <text:p>0,33</text:p>
          </table:table-cell>
          <table:table-cell office:value-type="float" office:value="0.425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25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75" calcext:value-type="float">
            <text:p>0,5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2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0</text:p>
          </table:table-cell>
          <table:table-cell office:value-type="float" office:value="0.44" calcext:value-type="float">
            <text:p>0,4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3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6" calcext:value-type="float">
            <text:p>0,60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365384615384615" calcext:value-type="float">
            <text:p>0,37</text:p>
          </table:table-cell>
          <table:table-cell office:value-type="float" office:value="0.461538461538462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26923076923077" calcext:value-type="float">
            <text:p>0,33</text:p>
          </table:table-cell>
          <table:table-cell office:value-type="float" office:value="0.346153846153846" calcext:value-type="float">
            <text:p>0,3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5</text:p>
          </table:table-cell>
          <table:table-cell table:number-columns-repeated="2" office:value-type="float" office:value="0.411764705882353" calcext:value-type="float">
            <text:p>0,41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6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462962962962963" calcext:value-type="float">
            <text:p>0,46</text:p>
          </table:table-cell>
          <table:table-cell table:style-name="ce8" office:value-type="float" office:value="0.518518518518518" calcext:value-type="float">
            <text:p>0,52</text:p>
          </table:table-cell>
          <table:table-cell table:style-name="ce8" office:value-type="float" office:value="0.537037037037037" calcext:value-type="float">
            <text:p>0,54</text:p>
          </table:table-cell>
          <table:table-cell office:value-type="float" office:value="0.425925925925926" calcext:value-type="float">
            <text:p>0,43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27777777777777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7037037037037" calcext:value-type="float">
            <text:p>0,3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7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346938775510204" calcext:value-type="float">
            <text:p>0,35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489795918367347" calcext:value-type="float">
            <text:p>0,49</text:p>
          </table:table-cell>
          <table:table-cell table:style-name="ce8" office:value-type="float" office:value="0.510204081632653" calcext:value-type="float">
            <text:p>0,51</text:p>
          </table:table-cell>
          <table:table-cell table:style-name="ce8" office:value-type="float" office:value="0.653061224489796" calcext:value-type="float">
            <text:p>0,65</text:p>
          </table:table-cell>
          <table:table-cell table:number-columns-repeated="2" office:value-type="float" office:value="0.469387755102041" calcext:value-type="float">
            <text:p>0,47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0.346938775510204" calcext:value-type="float">
            <text:p>0,35</text:p>
          </table:table-cell>
          <table:table-cell table:number-columns-repeated="2" table:style-name="ce8" office:value-type="float" office:value="0.571428571428571" calcext:value-type="float">
            <text:p>0,5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office:value-type="float" office:value="0.3" calcext:value-type="float">
            <text:p>0,30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9</text:p>
          </table:table-cell>
          <table:table-cell table:style-name="ce8" office:value-type="float" office:value="0.56" calcext:value-type="float">
            <text:p>0,56</text:p>
          </table:table-cell>
          <table:table-cell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0</text:p>
          </table:table-cell>
          <table:table-cell table:style-name="ce8" office:value-type="float" office:value="0.66" calcext:value-type="float">
            <text:p>0,66</text:p>
          </table:table-cell>
          <table:table-cell table:style-name="ce8" office:value-type="float" office:value="0.62" calcext:value-type="float">
            <text:p>0,62</text:p>
          </table:table-cell>
          <table:table-cell office:value-type="float" office:value="0.42" calcext:value-type="float">
            <text:p>0,42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3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40983606557377" calcext:value-type="float">
            <text:p>0,41</text:p>
          </table:table-cell>
          <table:table-cell office:value-type="float" office:value="0.311475409836066" calcext:value-type="float">
            <text:p>0,31</text:p>
          </table:table-cell>
          <table:table-cell office:value-type="float" office:value="0.295081967213115" calcext:value-type="float">
            <text:p>0,30</text:p>
          </table:table-cell>
          <table:table-cell office:value-type="float" office:value="0.39344262295082" calcext:value-type="float">
            <text:p>0,39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278688524590164" calcext:value-type="float">
            <text:p>0,28</text:p>
          </table:table-cell>
          <table:table-cell office:value-type="float" office:value="0.327868852459016" calcext:value-type="float">
            <text:p>0,33</text:p>
          </table:table-cell>
          <table:table-cell table:style-name="ce8" office:value-type="float" office:value="0.508196721311475" calcext:value-type="float">
            <text:p>0,51</text:p>
          </table:table-cell>
          <table:table-cell office:value-type="float" office:value="0.475409836065574" calcext:value-type="float">
            <text:p>0,48</text:p>
          </table:table-cell>
          <table:table-cell office:value-type="float" office:value="0.344262295081967" calcext:value-type="float">
            <text:p>0,34</text:p>
          </table:table-cell>
          <table:table-cell office:value-type="float" office:value="0.360655737704918" calcext:value-type="float">
            <text:p>0,36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3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458333333333333" calcext:value-type="float">
            <text:p>0,46</text:p>
          </table:table-cell>
          <table:table-cell table:number-columns-repeated="2" office:value-type="float" office:value="0.395833333333333" calcext:value-type="float">
            <text:p>0,40</text:p>
          </table:table-cell>
          <table:table-cell office:value-type="float" office:value="0.3125" calcext:value-type="float">
            <text:p>0,31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270833333333333" calcext:value-type="float">
            <text:p>0,27</text:p>
          </table:table-cell>
          <table:table-cell office:value-type="float" office:value="0.395833333333333" calcext:value-type="float">
            <text:p>0,40</text:p>
          </table:table-cell>
          <table:table-cell table:style-name="ce8" office:value-type="float" office:value="0.541666666666667" calcext:value-type="float">
            <text:p>0,54</text:p>
          </table:table-cell>
          <table:table-cell table:number-columns-repeated="3" office:value-type="float" office:value="0.458333333333333" calcext:value-type="float">
            <text:p>0,46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4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40677966101695" calcext:value-type="float">
            <text:p>0,44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406779661016949" calcext:value-type="float">
            <text:p>0,41</text:p>
          </table:table-cell>
          <table:table-cell office:value-type="float" office:value="0.305084745762712" calcext:value-type="float">
            <text:p>0,31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23728813559322" calcext:value-type="float">
            <text:p>0,24</text:p>
          </table:table-cell>
          <table:table-cell table:number-columns-repeated="2" office:value-type="float" office:value="0.288135593220339" calcext:value-type="float">
            <text:p>0,29</text:p>
          </table:table-cell>
          <table:table-cell office:value-type="float" office:value="0.23728813559322" calcext:value-type="float">
            <text:p>0,24</text:p>
          </table:table-cell>
          <table:table-cell office:value-type="float" office:value="0.474576271186441" calcext:value-type="float">
            <text:p>0,47</text:p>
          </table:table-cell>
          <table:table-cell table:style-name="ce8" office:value-type="float" office:value="0.525423728813559" calcext:value-type="float">
            <text:p>0,53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5</text:p>
          </table:table-cell>
          <table:table-cell office:value-type="float" office:value="0.358490566037736" calcext:value-type="float">
            <text:p>0,36</text:p>
          </table:table-cell>
          <table:table-cell office:value-type="float" office:value="0.283018867924528" calcext:value-type="float">
            <text:p>0,28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415094339622642" calcext:value-type="float">
            <text:p>0,42</text:p>
          </table:table-cell>
          <table:table-cell office:value-type="float" office:value="0.39622641509434" calcext:value-type="float">
            <text:p>0,40</text:p>
          </table:table-cell>
          <table:table-cell table:number-columns-repeated="2" office:value-type="float" office:value="0.320754716981132" calcext:value-type="float">
            <text:p>0,32</text:p>
          </table:table-cell>
          <table:table-cell office:value-type="float" office:value="0.264150943396226" calcext:value-type="float">
            <text:p>0,2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433962264150943" calcext:value-type="float">
            <text:p>0,43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377358490566038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6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29411764705882" calcext:value-type="float">
            <text:p>0,53</text:p>
          </table:table-cell>
          <table:table-cell table:number-columns-repeated="2"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11764705882353" calcext:value-type="float">
            <text:p>0,41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7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4" calcext:value-type="float">
            <text:p>0,3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0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0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52941176470588" calcext:value-type="float">
            <text:p>0,35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70588235294118" calcext:value-type="float">
            <text:p>0,47</text:p>
          </table:table-cell>
          <table:table-cell table:number-columns-repeated="33"/>
        </table:table-row>
        <table:table-row table:style-name="ro1">
          <table:table-cell table:style-name="ce6"/>
          <table:table-cell table:style-name="ce13"/>
          <table:table-cell table:style-name="ce6" table:number-columns-repeated="3"/>
          <table:table-cell table:style-name="ce13"/>
          <table:table-cell table:style-name="ce6"/>
          <table:table-cell table:style-name="ce13"/>
          <table:table-cell table:style-name="ce6" table:number-columns-repeated="4"/>
          <table:table-cell table:style-name="ce13"/>
          <table:table-cell table:number-columns-repeated="33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3" table:formula="of:=AVERAGE([.B4:.B33])" office:value-type="float" office:value="0.408694964737948" calcext:value-type="float">
            <text:p>0,4087</text:p>
          </table:table-cell>
          <table:table-cell table:style-name="ce13" table:formula="of:=AVERAGE([.C4:.C33])" office:value-type="float" office:value="0.399533553053408" calcext:value-type="float">
            <text:p>0,3995</text:p>
          </table:table-cell>
          <table:table-cell table:style-name="ce13" table:formula="of:=AVERAGE([.D4:.D33])" office:value-type="float" office:value="0.425188593083883" calcext:value-type="float">
            <text:p>0,4252</text:p>
          </table:table-cell>
          <table:table-cell table:style-name="ce13" table:formula="of:=AVERAGE([.E4:.E33])" office:value-type="float" office:value="0.410665021675971" calcext:value-type="float">
            <text:p>0,4107</text:p>
          </table:table-cell>
          <table:table-cell table:style-name="ce13" table:formula="of:=AVERAGE([.F4:.F33])" office:value-type="float" office:value="0.402588272123393" calcext:value-type="float">
            <text:p>0,4026</text:p>
          </table:table-cell>
          <table:table-cell table:style-name="ce13" table:formula="of:=AVERAGE([.G4:.G33])" office:value-type="float" office:value="0.380727359824022" calcext:value-type="float">
            <text:p>0,3807</text:p>
          </table:table-cell>
          <table:table-cell table:style-name="ce13" table:formula="of:=AVERAGE([.H4:.H33])" office:value-type="float" office:value="0.396815543377991" calcext:value-type="float">
            <text:p>0,3968</text:p>
          </table:table-cell>
          <table:table-cell table:style-name="ce13" table:formula="of:=AVERAGE([.I4:.I33])" office:value-type="float" office:value="0.409803459085611" calcext:value-type="float">
            <text:p>0,4098</text:p>
          </table:table-cell>
          <table:table-cell table:style-name="ce13" table:formula="of:=AVERAGE([.J4:.J33])" office:value-type="float" office:value="0.403047589940395" calcext:value-type="float">
            <text:p>0,4030</text:p>
          </table:table-cell>
          <table:table-cell table:style-name="ce13" table:formula="of:=AVERAGE([.K4:.K33])" office:value-type="float" office:value="0.390543783748985" calcext:value-type="float">
            <text:p>0,3905</text:p>
          </table:table-cell>
          <table:table-cell table:style-name="ce13" table:formula="of:=AVERAGE([.L4:.L33])" office:value-type="float" office:value="0.437665028570308" calcext:value-type="float">
            <text:p>0,4377</text:p>
          </table:table-cell>
          <table:table-cell table:style-name="ce13" table:formula="of:=AVERAGE([.M4:.M33])" office:value-type="float" office:value="0.448651182671891" calcext:value-type="float">
            <text:p>0,4487</text:p>
          </table:table-cell>
          <table:table-cell table:number-columns-repeated="33"/>
        </table:table-row>
        <table:table-row table:style-name="ro1">
          <table:table-cell table:style-name="ce6" table:number-columns-repeated="13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 table:style-name="ce1" table:number-columns-repeated="2"/>
          <table:table-cell table:number-columns-repeated="33"/>
        </table:table-row>
        <table:table-row table:style-name="ro1" table:number-rows-repeated="3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number-columns-repeated="33"/>
        </table:table-row>
        <table:table-row table:style-name="ro1" table:number-rows-repeated="4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number-columns-repeated="2"/>
          <table:table-cell table:style-name="ce1"/>
          <table:table-cell table:number-columns-repeated="30"/>
        </table:table-row>
      </table:table>
      <table:table table:name="precision_singolo_file" table:style-name="ta1">
        <table:table-column table:style-name="co1" table:default-cell-style-name="Default"/>
        <table:table-column table:style-name="co1" table:number-columns-repeated="123" table:default-cell-style-name="ce12"/>
        <table:table-row table:style-name="ro1">
          <table:table-cell table:style-name="ce9" office:value-type="string" calcext:value-type="string">
            <text:p>media fatta su 3 etichette ma la classificazione viene fatta in N e other</text:p>
          </table:table-cell>
          <table:table-cell table:style-name="ce9" table:number-columns-repeated="12"/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US1</text:p>
          </table:table-cell>
          <table:table-cell table:style-name="ce11" office:value-type="float" office:value="0.709935897435897" calcext:value-type="float">
            <text:p>0,70994</text:p>
          </table:table-cell>
          <table:table-cell table:style-name="ce11" office:value-type="float" office:value="0.716666666666667" calcext:value-type="float">
            <text:p>0,71667</text:p>
          </table:table-cell>
          <table:table-cell table:style-name="ce11" office:value-type="float" office:value="0.645220588235294" calcext:value-type="float">
            <text:p>0,64522</text:p>
          </table:table-cell>
          <table:table-cell table:style-name="ce11" office:value-type="float" office:value="0.616319444444444" calcext:value-type="float">
            <text:p>0,61632</text:p>
          </table:table-cell>
          <table:table-cell table:style-name="ce11" office:value-type="float" office:value="0.530448717948718" calcext:value-type="float">
            <text:p>0,53045</text:p>
          </table:table-cell>
          <table:table-cell table:style-name="ce9" office:value-type="float" office:value="0.542692939244663" calcext:value-type="float">
            <text:p>0,54269</text:p>
          </table:table-cell>
          <table:table-cell table:style-name="ce11" office:value-type="float" office:value="0.703612479474548" calcext:value-type="float">
            <text:p>0,70361</text:p>
          </table:table-cell>
          <table:table-cell table:style-name="ce11" office:value-type="float" office:value="0.675" calcext:value-type="float">
            <text:p>0,67500</text:p>
          </table:table-cell>
          <table:table-cell table:style-name="ce11" office:value-type="float" office:value="0.709523809523809" calcext:value-type="float">
            <text:p>0,70952</text:p>
          </table:table-cell>
          <table:table-cell table:style-name="ce11" office:value-type="float" office:value="0.646010186757216" calcext:value-type="float">
            <text:p>0,64601</text:p>
          </table:table-cell>
          <table:table-cell table:style-name="ce11" office:value-type="float" office:value="0.789930555555556" calcext:value-type="float">
            <text:p>0,78993</text:p>
          </table:table-cell>
          <table:table-cell table:style-name="ce11" office:value-type="float" office:value="0.737132352941176" calcext:value-type="float">
            <text:p>0,737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0</text:p>
          </table:table-cell>
          <table:table-cell table:style-name="ce11" office:value-type="float" office:value="0.530952380952381" calcext:value-type="float">
            <text:p>0,53095</text:p>
          </table:table-cell>
          <table:table-cell table:style-name="ce11" office:value-type="float" office:value="0.537006578947368" calcext:value-type="float">
            <text:p>0,53701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44117647058823" calcext:value-type="float">
            <text:p>0,54412</text:p>
          </table:table-cell>
          <table:table-cell table:style-name="ce9" office:value-type="float" office:value="0.54040404040404" calcext:value-type="float">
            <text:p>0,54040</text:p>
          </table:table-cell>
          <table:table-cell table:style-name="ce11" office:value-type="float" office:value="0.488244514106583" calcext:value-type="float">
            <text:p>0,48824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6024844720497" calcext:value-type="float">
            <text:p>0,48602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78947368421053" calcext:value-type="float">
            <text:p>0,57895</text:p>
          </table:table-cell>
          <table:table-cell table:style-name="ce11" office:value-type="float" office:value="0.528213166144201" calcext:value-type="float">
            <text:p>0,5282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462962962962963" calcext:value-type="float">
            <text:p>0,46296</text:p>
          </table:table-cell>
          <table:table-cell table:style-name="ce11" office:value-type="float" office:value="0.516451233842538" calcext:value-type="float">
            <text:p>0,51645</text:p>
          </table:table-cell>
          <table:table-cell table:style-name="ce11" office:value-type="float" office:value="0.537946428571429" calcext:value-type="float">
            <text:p>0,53795</text:p>
          </table:table-cell>
          <table:table-cell table:style-name="ce11" office:value-type="float" office:value="0.545714285714286" calcext:value-type="float">
            <text:p>0,54571</text:p>
          </table:table-cell>
          <table:table-cell table:style-name="ce9" office:value-type="float" office:value="0.513888888888889" calcext:value-type="float">
            <text:p>0,51389</text:p>
          </table:table-cell>
          <table:table-cell table:style-name="ce9" office:value-type="float" office:value="0.463636363636364" calcext:value-type="float">
            <text:p>0,46364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633333333333333" calcext:value-type="float">
            <text:p>0,63333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462264150943396" calcext:value-type="float">
            <text:p>0,46226</text:p>
          </table:table-cell>
          <table:table-cell table:style-name="ce11" office:value-type="float" office:value="0.466101694915254" calcext:value-type="float">
            <text:p>0,4661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2</text:p>
          </table:table-cell>
          <table:table-cell table:style-name="ce11" office:value-type="float" office:value="0.545454545454545" calcext:value-type="float">
            <text:p>0,54545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16666666666667" calcext:value-type="float">
            <text:p>0,51667</text:p>
          </table:table-cell>
          <table:table-cell table:number-columns-repeated="2" table:style-name="ce11" office:value-type="float" office:value="0.526315789473684" calcext:value-type="float">
            <text:p>0,52632</text:p>
          </table:table-cell>
          <table:table-cell table:style-name="ce9" office:value-type="float" office:value="0.666666666666667" calcext:value-type="float">
            <text:p>0,66667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11" office:value-type="float" office:value="0.521739130434783" calcext:value-type="float">
            <text:p>0,52174</text:p>
          </table:table-cell>
          <table:table-cell table:style-name="ce11" office:value-type="float" office:value="0.522727272727273" calcext:value-type="float">
            <text:p>0,52273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3</text:p>
          </table:table-cell>
          <table:table-cell table:style-name="ce11" office:value-type="float" office:value="0.56447963800905" calcext:value-type="float">
            <text:p>0,56448</text:p>
          </table:table-cell>
          <table:table-cell table:style-name="ce11" office:value-type="float" office:value="0.556681681681682" calcext:value-type="float">
            <text:p>0,55668</text:p>
          </table:table-cell>
          <table:table-cell table:style-name="ce11" office:value-type="float" office:value="0.578333333333333" calcext:value-type="float">
            <text:p>0,57833</text:p>
          </table:table-cell>
          <table:table-cell table:style-name="ce11" office:value-type="float" office:value="0.517149390243902" calcext:value-type="float">
            <text:p>0,51715</text:p>
          </table:table-cell>
          <table:table-cell table:style-name="ce11" office:value-type="float" office:value="0.615203761755486" calcext:value-type="float">
            <text:p>0,61520</text:p>
          </table:table-cell>
          <table:table-cell table:style-name="ce9" office:value-type="float" office:value="0.596212121212121" calcext:value-type="float">
            <text:p>0,59621</text:p>
          </table:table-cell>
          <table:table-cell table:style-name="ce9" office:value-type="float" office:value="0.591666666666667" calcext:value-type="float">
            <text:p>0,59167</text:p>
          </table:table-cell>
          <table:table-cell table:style-name="ce11" office:value-type="float" office:value="0.653913043478261" calcext:value-type="float">
            <text:p>0,65391</text:p>
          </table:table-cell>
          <table:table-cell table:style-name="ce11" office:value-type="float" office:value="0.496899224806201" calcext:value-type="float">
            <text:p>0,49690</text:p>
          </table:table-cell>
          <table:table-cell table:style-name="ce11" office:value-type="float" office:value="0.518099547511312" calcext:value-type="float">
            <text:p>0,51810</text:p>
          </table:table-cell>
          <table:table-cell table:style-name="ce11" office:value-type="float" office:value="0.620634920634921" calcext:value-type="float">
            <text:p>0,62063</text:p>
          </table:table-cell>
          <table:table-cell table:style-name="ce11" office:value-type="float" office:value="0.572831423895254" calcext:value-type="float">
            <text:p>0,5728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4</text:p>
          </table:table-cell>
          <table:table-cell table:style-name="ce11" office:value-type="float" office:value="0.418181818181818" calcext:value-type="float">
            <text:p>0,41818</text:p>
          </table:table-cell>
          <table:table-cell table:style-name="ce11" office:value-type="float" office:value="0.57" calcext:value-type="float">
            <text:p>0,57000</text:p>
          </table:table-cell>
          <table:table-cell table:style-name="ce11" office:value-type="float" office:value="0.496666666666667" calcext:value-type="float">
            <text:p>0,49667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ce11" office:value-type="float" office:value="0.502688172043011" calcext:value-type="float">
            <text:p>0,50269</text:p>
          </table:table-cell>
          <table:table-cell table:style-name="ce9" office:value-type="float" office:value="0.515151515151515" calcext:value-type="float">
            <text:p>0,51515</text:p>
          </table:table-cell>
          <table:table-cell table:style-name="ce9" office:value-type="float" office:value="0.502688172043011" calcext:value-type="float">
            <text:p>0,50269</text:p>
          </table:table-cell>
          <table:table-cell table:style-name="ce11" office:value-type="float" office:value="0.546195652173913" calcext:value-type="float">
            <text:p>0,54620</text:p>
          </table:table-cell>
          <table:table-cell table:style-name="ce11" office:value-type="float" office:value="0.521164021164021" calcext:value-type="float">
            <text:p>0,52116</text:p>
          </table:table-cell>
          <table:table-cell table:style-name="ce11" office:value-type="float" office:value="0.528571428571429" calcext:value-type="float">
            <text:p>0,52857</text:p>
          </table:table-cell>
          <table:table-cell table:style-name="ce11" office:value-type="float" office:value="0.489285714285714" calcext:value-type="float">
            <text:p>0,48929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5</text:p>
          </table:table-cell>
          <table:table-cell table:style-name="ce11" office:value-type="float" office:value="0.558870967741935" calcext:value-type="float">
            <text:p>0,55887</text:p>
          </table:table-cell>
          <table:table-cell table:style-name="ce11" office:value-type="float" office:value="0.471003134796238" calcext:value-type="float">
            <text:p>0,47100</text:p>
          </table:table-cell>
          <table:table-cell table:style-name="ce11" office:value-type="float" office:value="0.50776397515528" calcext:value-type="float">
            <text:p>0,50776</text:p>
          </table:table-cell>
          <table:table-cell table:style-name="ce11" office:value-type="float" office:value="0.6" calcext:value-type="float">
            <text:p>0,60000</text:p>
          </table:table-cell>
          <table:table-cell table:style-name="ce11" office:value-type="float" office:value="0.554761904761905" calcext:value-type="float">
            <text:p>0,55476</text:p>
          </table:table-cell>
          <table:table-cell table:style-name="ce9" office:value-type="float" office:value="0.50462962962963" calcext:value-type="float">
            <text:p>0,50463</text:p>
          </table:table-cell>
          <table:table-cell table:style-name="ce9" office:value-type="float" office:value="0.590909090909091" calcext:value-type="float">
            <text:p>0,59091</text:p>
          </table:table-cell>
          <table:table-cell table:style-name="ce11" office:value-type="float" office:value="0.675872093023256" calcext:value-type="float">
            <text:p>0,67587</text:p>
          </table:table-cell>
          <table:table-cell table:style-name="ce11" office:value-type="float" office:value="0.681818181818182" calcext:value-type="float">
            <text:p>0,68182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653846153846154" calcext:value-type="float">
            <text:p>0,6538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6</text:p>
          </table:table-cell>
          <table:table-cell table:style-name="ce11" office:value-type="float" office:value="0.302325581395349" calcext:value-type="float">
            <text:p>0,30233</text:p>
          </table:table-cell>
          <table:table-cell table:style-name="ce11" office:value-type="float" office:value="0.446428571428571" calcext:value-type="float">
            <text:p>0,44643</text:p>
          </table:table-cell>
          <table:table-cell table:style-name="ce11" office:value-type="float" office:value="0.722826086956522" calcext:value-type="float">
            <text:p>0,722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21103896103896" calcext:value-type="float">
            <text:p>0,52110</text:p>
          </table:table-cell>
          <table:table-cell table:style-name="ce9" office:value-type="float" office:value="0.55" calcext:value-type="float">
            <text:p>0,55000</text:p>
          </table:table-cell>
          <table:table-cell table:style-name="ce9" office:value-type="float" office:value="0.547504025764895" calcext:value-type="float">
            <text:p>0,54750</text:p>
          </table:table-cell>
          <table:table-cell table:style-name="ce11" office:value-type="float" office:value="0.533653846153846" calcext:value-type="float">
            <text:p>0,53365</text:p>
          </table:table-cell>
          <table:table-cell table:style-name="ce11" office:value-type="float" office:value="0.535303776683087" calcext:value-type="float">
            <text:p>0,53530</text:p>
          </table:table-cell>
          <table:table-cell table:style-name="ce11" office:value-type="float" office:value="0.520833333333333" calcext:value-type="float">
            <text:p>0,520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51495016611296" calcext:value-type="float">
            <text:p>0,5515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7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89638157894737" calcext:value-type="float">
            <text:p>0,58964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9" office:value-type="float" office:value="0.521538461538461" calcext:value-type="float">
            <text:p>0,52154</text:p>
          </table:table-cell>
          <table:table-cell table:style-name="ce9" office:value-type="float" office:value="0.486111111111111" calcext:value-type="float">
            <text:p>0,48611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501612903225806" calcext:value-type="float">
            <text:p>0,50161</text:p>
          </table:table-cell>
          <table:table-cell table:style-name="ce11" office:value-type="float" office:value="0.525462962962963" calcext:value-type="float">
            <text:p>0,52546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8</text:p>
          </table:table-cell>
          <table:table-cell table:style-name="ce11" office:value-type="float" office:value="0.521794871794872" calcext:value-type="float">
            <text:p>0,52179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469387755102041" calcext:value-type="float">
            <text:p>0,46939</text:p>
          </table:table-cell>
          <table:table-cell table:style-name="ce11" office:value-type="float" office:value="0.508943089430894" calcext:value-type="float">
            <text:p>0,50894</text:p>
          </table:table-cell>
          <table:table-cell table:style-name="ce11" office:value-type="float" office:value="0.499288762446657" calcext:value-type="float">
            <text:p>0,49929</text:p>
          </table:table-cell>
          <table:table-cell table:style-name="ce9" office:value-type="float" office:value="0.533333333333333" calcext:value-type="float">
            <text:p>0,53333</text:p>
          </table:table-cell>
          <table:table-cell table:style-name="ce9" office:value-type="float" office:value="0.542397660818713" calcext:value-type="float">
            <text:p>0,54240</text:p>
          </table:table-cell>
          <table:table-cell table:style-name="ce11" office:value-type="float" office:value="0.471153846153846" calcext:value-type="float">
            <text:p>0,47115</text:p>
          </table:table-cell>
          <table:table-cell table:style-name="ce11" office:value-type="float" office:value="0.551020408163265" calcext:value-type="float">
            <text:p>0,55102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588235294117647" calcext:value-type="float">
            <text:p>0,58824</text:p>
          </table:table-cell>
          <table:table-cell table:style-name="ce11" office:value-type="float" office:value="0.530748663101604" calcext:value-type="float">
            <text:p>0,5307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9</text:p>
          </table:table-cell>
          <table:table-cell table:style-name="ce11" office:value-type="float" office:value="0.576923076923077" calcext:value-type="float">
            <text:p>0,57692</text:p>
          </table:table-cell>
          <table:table-cell table:style-name="ce11" office:value-type="float" office:value="0.508021390374332" calcext:value-type="float">
            <text:p>0,50802</text:p>
          </table:table-cell>
          <table:table-cell table:style-name="ce11" office:value-type="float" office:value="0.555555555555556" calcext:value-type="float">
            <text:p>0,55556</text:p>
          </table:table-cell>
          <table:table-cell table:style-name="ce11" office:value-type="float" office:value="0.55" calcext:value-type="float">
            <text:p>0,55000</text:p>
          </table:table-cell>
          <table:table-cell table:style-name="ce11" office:value-type="float" office:value="0.502564102564103" calcext:value-type="float">
            <text:p>0,50256</text:p>
          </table:table-cell>
          <table:table-cell table:style-name="ce9" office:value-type="float" office:value="0.5" calcext:value-type="float">
            <text:p>0,50000</text:p>
          </table:table-cell>
          <table:table-cell table:style-name="ce9" office:value-type="float" office:value="0.503870967741936" calcext:value-type="float">
            <text:p>0,50387</text:p>
          </table:table-cell>
          <table:table-cell table:style-name="ce11" office:value-type="float" office:value="0.51659125188537" calcext:value-type="float">
            <text:p>0,51659</text:p>
          </table:table-cell>
          <table:table-cell table:style-name="ce11" office:value-type="float" office:value="0.615384615384615" calcext:value-type="float">
            <text:p>0,61538</text:p>
          </table:table-cell>
          <table:table-cell table:style-name="ce11" office:value-type="float" office:value="0.590196078431373" calcext:value-type="float">
            <text:p>0,59020</text:p>
          </table:table-cell>
          <table:table-cell table:style-name="ce11" office:value-type="float" office:value="0.50952380952381" calcext:value-type="float">
            <text:p>0,50952</text:p>
          </table:table-cell>
          <table:table-cell table:style-name="ce11" office:value-type="float" office:value="0.511111111111111" calcext:value-type="float">
            <text:p>0,5111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number-columns-repeated="2" table:style-name="ce9" office:value-type="float" office:value="1" calcext:value-type="float">
            <text:p>1,00000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0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560119047619048" calcext:value-type="float">
            <text:p>0,56012</text:p>
          </table:table-cell>
          <table:table-cell table:style-name="ce11" office:value-type="float" office:value="0.515909090909091" calcext:value-type="float">
            <text:p>0,51591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427551020408163" calcext:value-type="float">
            <text:p>0,42755</text:p>
          </table:table-cell>
          <table:table-cell table:style-name="ce9" office:value-type="float" office:value="0.435555555555556" calcext:value-type="float">
            <text:p>0,43556</text:p>
          </table:table-cell>
          <table:table-cell table:style-name="ce9" office:value-type="float" office:value="0.578009828009828" calcext:value-type="float">
            <text:p>0,5780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98076923076923" calcext:value-type="float">
            <text:p>0,59808</text:p>
          </table:table-cell>
          <table:table-cell table:style-name="ce11" office:value-type="float" office:value="0.593137254901961" calcext:value-type="float">
            <text:p>0,59314</text:p>
          </table:table-cell>
          <table:table-cell table:style-name="ce11" office:value-type="float" office:value="0.635897435897436" calcext:value-type="float">
            <text:p>0,63590</text:p>
          </table:table-cell>
          <table:table-cell table:style-name="ce11" office:value-type="float" office:value="0.621273712737127" calcext:value-type="float">
            <text:p>0,6212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1</text:p>
          </table:table-cell>
          <table:table-cell table:style-name="ce11" office:value-type="float" office:value="0.533333333333333" calcext:value-type="float">
            <text:p>0,53333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ce11" office:value-type="float" office:value="0.529411764705882" calcext:value-type="float">
            <text:p>0,52941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9" office:value-type="float" office:value="0.5625" calcext:value-type="float">
            <text:p>0,56250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2</text:p>
          </table:table-cell>
          <table:table-cell table:style-name="ce11" office:value-type="float" office:value="0.451219512195122" calcext:value-type="float">
            <text:p>0,45122</text:p>
          </table:table-cell>
          <table:table-cell table:style-name="ce11" office:value-type="float" office:value="0.493558776167472" calcext:value-type="float">
            <text:p>0,49356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4" calcext:value-type="float">
            <text:p>0,54000</text:p>
          </table:table-cell>
          <table:table-cell table:style-name="ce9" office:value-type="float" office:value="0.50974025974026" calcext:value-type="float">
            <text:p>0,50974</text:p>
          </table:table-cell>
          <table:table-cell table:style-name="ce9" office:value-type="float" office:value="0.458333333333333" calcext:value-type="float">
            <text:p>0,45833</text:p>
          </table:table-cell>
          <table:table-cell table:style-name="ce11" office:value-type="float" office:value="0.549242424242424" calcext:value-type="float">
            <text:p>0,54924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79044117647059" calcext:value-type="float">
            <text:p>0,57904</text:p>
          </table:table-cell>
          <table:table-cell table:style-name="ce11" office:value-type="float" office:value="0.524305555555556" calcext:value-type="float">
            <text:p>0,52431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3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88357588357588" calcext:value-type="float">
            <text:p>0,58836</text:p>
          </table:table-cell>
          <table:table-cell table:style-name="ce11" office:value-type="float" office:value="0.692307692307692" calcext:value-type="float">
            <text:p>0,69231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9" office:value-type="float" office:value="0.48015873015873" calcext:value-type="float">
            <text:p>0,48016</text:p>
          </table:table-cell>
          <table:table-cell table:style-name="ce9" office:value-type="float" office:value="0.619047619047619" calcext:value-type="float">
            <text:p>0,61905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number-columns-repeated="2"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4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ce11" office:value-type="float" office:value="0.553571428571429" calcext:value-type="float">
            <text:p>0,553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84444444444444" calcext:value-type="float">
            <text:p>0,58444</text:p>
          </table:table-cell>
          <table:table-cell table:style-name="ce11" office:value-type="float" office:value="0.586805555555556" calcext:value-type="float">
            <text:p>0,58681</text:p>
          </table:table-cell>
          <table:table-cell table:style-name="ce9" office:value-type="float" office:value="0.645945945945946" calcext:value-type="float">
            <text:p>0,64595</text:p>
          </table:table-cell>
          <table:table-cell table:style-name="ce9" office:value-type="float" office:value="0.383720930232558" calcext:value-type="float">
            <text:p>0,38372</text:p>
          </table:table-cell>
          <table:table-cell table:style-name="ce11" office:value-type="float" office:value="0.471428571428571" calcext:value-type="float">
            <text:p>0,47143</text:p>
          </table:table-cell>
          <table:table-cell table:style-name="ce11" office:value-type="float" office:value="0.485507246376812" calcext:value-type="float">
            <text:p>0,48551</text:p>
          </table:table-cell>
          <table:table-cell table:style-name="ce11" office:value-type="float" office:value="0.534090909090909" calcext:value-type="float">
            <text:p>0,53409</text:p>
          </table:table-cell>
          <table:table-cell table:style-name="ce11" office:value-type="float" office:value="0.514880952380952" calcext:value-type="float">
            <text:p>0,51488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5</text:p>
          </table:table-cell>
          <table:table-cell table:style-name="ce11" office:value-type="float" office:value="0.515873015873016" calcext:value-type="float">
            <text:p>0,51587</text:p>
          </table:table-cell>
          <table:table-cell table:style-name="ce11" office:value-type="float" office:value="0.559782608695652" calcext:value-type="float">
            <text:p>0,55978</text:p>
          </table:table-cell>
          <table:table-cell table:style-name="ce11" office:value-type="float" office:value="0.543076923076923" calcext:value-type="float">
            <text:p>0,54308</text:p>
          </table:table-cell>
          <table:table-cell table:style-name="ce11" office:value-type="float" office:value="0.590277777777778" calcext:value-type="float">
            <text:p>0,59028</text:p>
          </table:table-cell>
          <table:table-cell table:style-name="ce11" office:value-type="float" office:value="0.504761904761905" calcext:value-type="float">
            <text:p>0,50476</text:p>
          </table:table-cell>
          <table:table-cell table:style-name="ce9" office:value-type="float" office:value="0.511513157894737" calcext:value-type="float">
            <text:p>0,51151</text:p>
          </table:table-cell>
          <table:table-cell table:style-name="ce9" office:value-type="float" office:value="0.391304347826087" calcext:value-type="float">
            <text:p>0,39130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27429467084639" calcext:value-type="float">
            <text:p>0,52743</text:p>
          </table:table-cell>
          <table:table-cell table:style-name="ce11" office:value-type="float" office:value="0.511574074074074" calcext:value-type="float">
            <text:p>0,511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397959183673469" calcext:value-type="float">
            <text:p>0,39796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6</text:p>
          </table:table-cell>
          <table:table-cell table:style-name="ce11" office:value-type="float" office:value="0.526266416510319" calcext:value-type="float">
            <text:p>0,52627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478260869565217" calcext:value-type="float">
            <text:p>0,47826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502758620689655" calcext:value-type="float">
            <text:p>0,50276</text:p>
          </table:table-cell>
          <table:table-cell table:style-name="ce9" office:value-type="float" office:value="0.479166666666667" calcext:value-type="float">
            <text:p>0,47917</text:p>
          </table:table-cell>
          <table:table-cell table:style-name="ce9" office:value-type="float" office:value="0.504166666666667" calcext:value-type="float">
            <text:p>0,50417</text:p>
          </table:table-cell>
          <table:table-cell table:style-name="ce11" office:value-type="float" office:value="0.497241379310345" calcext:value-type="float">
            <text:p>0,49724</text:p>
          </table:table-cell>
          <table:table-cell table:style-name="ce11" office:value-type="float" office:value="0.479591836734694" calcext:value-type="float">
            <text:p>0,47959</text:p>
          </table:table-cell>
          <table:table-cell table:style-name="ce11" office:value-type="float" office:value="0.558823529411765" calcext:value-type="float">
            <text:p>0,55882</text:p>
          </table:table-cell>
          <table:table-cell table:style-name="ce11" office:value-type="float" office:value="0.513888888888889" calcext:value-type="float">
            <text:p>0,51389</text:p>
          </table:table-cell>
          <table:table-cell table:style-name="ce11" office:value-type="float" office:value="0.498626373626374" calcext:value-type="float">
            <text:p>0,4986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7</text:p>
          </table:table-cell>
          <table:table-cell table:style-name="ce11" office:value-type="float" office:value="0.546594982078853" calcext:value-type="float">
            <text:p>0,54659</text:p>
          </table:table-cell>
          <table:table-cell table:style-name="ce11" office:value-type="float" office:value="0.650641025641026" calcext:value-type="float">
            <text:p>0,65064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number-columns-repeated="2" table:style-name="ce11" office:value-type="float" office:value="0.622549019607843" calcext:value-type="float">
            <text:p>0,62255</text:p>
          </table:table-cell>
          <table:table-cell table:style-name="ce9" office:value-type="float" office:value="0.635714285714286" calcext:value-type="float">
            <text:p>0,63571</text:p>
          </table:table-cell>
          <table:table-cell table:style-name="ce9" office:value-type="float" office:value="0.523809523809524" calcext:value-type="float">
            <text:p>0,52381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style-name="ce11" office:value-type="float" office:value="0.516835016835017" calcext:value-type="float">
            <text:p>0,51684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number-columns-repeated="2" table:style-name="ce11" office:value-type="float" office:value="0.418367346938776" calcext:value-type="float">
            <text:p>0,418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8</text:p>
          </table:table-cell>
          <table:table-cell table:style-name="ce11" office:value-type="float" office:value="0.544871794871795" calcext:value-type="float">
            <text:p>0,54487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530560271646859" calcext:value-type="float">
            <text:p>0,53056</text:p>
          </table:table-cell>
          <table:table-cell table:style-name="ce11" office:value-type="float" office:value="0.597902097902098" calcext:value-type="float">
            <text:p>0,59790</text:p>
          </table:table-cell>
          <table:table-cell table:style-name="ce9" office:value-type="float" office:value="0.597902097902098" calcext:value-type="float">
            <text:p>0,59790</text:p>
          </table:table-cell>
          <table:table-cell table:style-name="ce9" office:value-type="float" office:value="0.544871794871795" calcext:value-type="float">
            <text:p>0,54487</text:p>
          </table:table-cell>
          <table:table-cell table:style-name="ce11" office:value-type="float" office:value="0.573005093378608" calcext:value-type="float">
            <text:p>0,57301</text:p>
          </table:table-cell>
          <table:table-cell table:style-name="ce11" office:value-type="float" office:value="0.519704433497537" calcext:value-type="float">
            <text:p>0,51970</text:p>
          </table:table-cell>
          <table:table-cell table:style-name="ce11" office:value-type="float" office:value="0.4875" calcext:value-type="float">
            <text:p>0,48750</text:p>
          </table:table-cell>
          <table:table-cell table:style-name="ce11" office:value-type="float" office:value="0.536458333333333" calcext:value-type="float">
            <text:p>0,53646</text:p>
          </table:table-cell>
          <table:table-cell table:style-name="ce11" office:value-type="float" office:value="0.615449915110357" calcext:value-type="float">
            <text:p>0,6154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9</text:p>
          </table:table-cell>
          <table:table-cell table:style-name="ce11" office:value-type="float" office:value="0.574525745257453" calcext:value-type="float">
            <text:p>0,57453</text:p>
          </table:table-cell>
          <table:table-cell table:style-name="ce11" office:value-type="float" office:value="0.579365079365079" calcext:value-type="float">
            <text:p>0,57937</text:p>
          </table:table-cell>
          <table:table-cell table:style-name="ce11" office:value-type="float" office:value="0.624113475177305" calcext:value-type="float">
            <text:p>0,62411</text:p>
          </table:table-cell>
          <table:table-cell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9" office:value-type="float" office:value="0.536945812807882" calcext:value-type="float">
            <text:p>0,53695</text:p>
          </table:table-cell>
          <table:table-cell table:style-name="ce9" office:value-type="float" office:value="0.663690476190476" calcext:value-type="float">
            <text:p>0,66369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style-name="ce11" office:value-type="float" office:value="0.64033264033264" calcext:value-type="float">
            <text:p>0,64033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445652173913043" calcext:value-type="float">
            <text:p>0,4456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</text:p>
          </table:table-cell>
          <table:table-cell table:style-name="ce11" office:value-type="float" office:value="0.528153153153153" calcext:value-type="float">
            <text:p>0,52815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24175824175824" calcext:value-type="float">
            <text:p>0,52418</text:p>
          </table:table-cell>
          <table:table-cell table:style-name="ce11" office:value-type="float" office:value="0.497086247086247" calcext:value-type="float">
            <text:p>0,49709</text:p>
          </table:table-cell>
          <table:table-cell table:style-name="ce9" office:value-type="float" office:value="0.50668449197861" calcext:value-type="float">
            <text:p>0,50668</text:p>
          </table:table-cell>
          <table:table-cell table:style-name="ce9" office:value-type="float" office:value="0.532634032634033" calcext:value-type="float">
            <text:p>0,53263</text:p>
          </table:table-cell>
          <table:table-cell table:style-name="ce11" office:value-type="float" office:value="0.535119047619048" calcext:value-type="float">
            <text:p>0,53512</text:p>
          </table:table-cell>
          <table:table-cell table:style-name="ce11" office:value-type="float" office:value="0.471698113207547" calcext:value-type="float">
            <text:p>0,47170</text:p>
          </table:table-cell>
          <table:table-cell table:style-name="ce11" office:value-type="float" office:value="0.551388888888889" calcext:value-type="float">
            <text:p>0,55139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40726817042606" calcext:value-type="float">
            <text:p>0,540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0</text:p>
          </table:table-cell>
          <table:table-cell table:style-name="ce11" office:value-type="float" office:value="0.484320557491289" calcext:value-type="float">
            <text:p>0,48432</text:p>
          </table:table-cell>
          <table:table-cell table:style-name="ce11" office:value-type="float" office:value="0.56794425087108" calcext:value-type="float">
            <text:p>0,56794</text:p>
          </table:table-cell>
          <table:table-cell table:style-name="ce11" office:value-type="float" office:value="0.505244755244755" calcext:value-type="float">
            <text:p>0,50524</text:p>
          </table:table-cell>
          <table:table-cell table:style-name="ce11" office:value-type="float" office:value="0.333333333333333" calcext:value-type="float">
            <text:p>0,33333</text:p>
          </table:table-cell>
          <table:table-cell table:style-name="ce11" office:value-type="float" office:value="0.510714285714286" calcext:value-type="float">
            <text:p>0,51071</text:p>
          </table:table-cell>
          <table:table-cell table:style-name="ce9" office:value-type="float" office:value="0.566137566137566" calcext:value-type="float">
            <text:p>0,56614</text:p>
          </table:table-cell>
          <table:table-cell table:style-name="ce9" office:value-type="float" office:value="0.505244755244755" calcext:value-type="float">
            <text:p>0,50524</text:p>
          </table:table-cell>
          <table:table-cell table:style-name="ce11" office:value-type="float" office:value="0.531309297912714" calcext:value-type="float">
            <text:p>0,53131</text:p>
          </table:table-cell>
          <table:table-cell table:style-name="ce11" office:value-type="float" office:value="0.734375" calcext:value-type="float">
            <text:p>0,73438</text:p>
          </table:table-cell>
          <table:table-cell table:style-name="ce11" office:value-type="float" office:value="0.667931688804554" calcext:value-type="float">
            <text:p>0,66793</text:p>
          </table:table-cell>
          <table:table-cell table:style-name="ce11" office:value-type="float" office:value="0.676950998185118" calcext:value-type="float">
            <text:p>0,67695</text:p>
          </table:table-cell>
          <table:table-cell table:style-name="ce11" office:value-type="float" office:value="0.659130434782609" calcext:value-type="float">
            <text:p>0,659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number-columns-repeated="2" table:style-name="ce11" office:value-type="float" office:value="0.531954887218045" calcext:value-type="float">
            <text:p>0,53195</text:p>
          </table:table-cell>
          <table:table-cell table:style-name="ce11" office:value-type="float" office:value="0.541447368421053" calcext:value-type="float">
            <text:p>0,54145</text:p>
          </table:table-cell>
          <table:table-cell table:style-name="ce11" office:value-type="float" office:value="0.512237762237762" calcext:value-type="float">
            <text:p>0,51224</text:p>
          </table:table-cell>
          <table:table-cell table:style-name="ce9" office:value-type="float" office:value="0.501724137931035" calcext:value-type="float">
            <text:p>0,50172</text:p>
          </table:table-cell>
          <table:table-cell table:style-name="ce9" office:value-type="float" office:value="0.515882352941176" calcext:value-type="float">
            <text:p>0,51588</text:p>
          </table:table-cell>
          <table:table-cell table:style-name="ce11" office:value-type="float" office:value="0.531954887218045" calcext:value-type="float">
            <text:p>0,53195</text:p>
          </table:table-cell>
          <table:table-cell table:style-name="ce11" office:value-type="float" office:value="0.515882352941176" calcext:value-type="float">
            <text:p>0,51588</text:p>
          </table:table-cell>
          <table:table-cell table:style-name="ce11" office:value-type="float" office:value="0.519642857142857" calcext:value-type="float">
            <text:p>0,5196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style-name="ce11" office:value-type="float" office:value="0.594806763285024" calcext:value-type="float">
            <text:p>0,5948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5</text:p>
          </table:table-cell>
          <table:table-cell table:style-name="ce11" office:value-type="float" office:value="0.546428571428571" calcext:value-type="float">
            <text:p>0,54643</text:p>
          </table:table-cell>
          <table:table-cell table:style-name="ce11" office:value-type="float" office:value="0.485632183908046" calcext:value-type="float">
            <text:p>0,48563</text:p>
          </table:table-cell>
          <table:table-cell table:style-name="ce11" office:value-type="float" office:value="0.50886524822695" calcext:value-type="float">
            <text:p>0,50887</text:p>
          </table:table-cell>
          <table:table-cell table:style-name="ce11" office:value-type="float" office:value="0.518790849673203" calcext:value-type="float">
            <text:p>0,51879</text:p>
          </table:table-cell>
          <table:table-cell table:style-name="ce11" office:value-type="float" office:value="0.552442528735632" calcext:value-type="float">
            <text:p>0,55244</text:p>
          </table:table-cell>
          <table:table-cell table:style-name="ce9" office:value-type="float" office:value="0.497150997150997" calcext:value-type="float">
            <text:p>0,49715</text:p>
          </table:table-cell>
          <table:table-cell table:style-name="ce9" office:value-type="float" office:value="0.532738095238095" calcext:value-type="float">
            <text:p>0,53274</text:p>
          </table:table-cell>
          <table:table-cell table:style-name="ce11" office:value-type="float" office:value="0.540598290598291" calcext:value-type="float">
            <text:p>0,54060</text:p>
          </table:table-cell>
          <table:table-cell table:style-name="ce11" office:value-type="float" office:value="0.539393939393939" calcext:value-type="float">
            <text:p>0,53939</text:p>
          </table:table-cell>
          <table:table-cell table:style-name="ce11" office:value-type="float" office:value="0.558695652173913" calcext:value-type="float">
            <text:p>0,55870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53968253968254" calcext:value-type="float">
            <text:p>0,5539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6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423701298701299" calcext:value-type="float">
            <text:p>0,42370</text:p>
          </table:table-cell>
          <table:table-cell table:style-name="ce11" office:value-type="float" office:value="0.816666666666667" calcext:value-type="float">
            <text:p>0,81667</text:p>
          </table:table-cell>
          <table:table-cell table:style-name="ce11" office:value-type="float" office:value="0.680434782608696" calcext:value-type="float">
            <text:p>0,68043</text:p>
          </table:table-cell>
          <table:table-cell table:style-name="ce11" office:value-type="float" office:value="0.61734693877551" calcext:value-type="float">
            <text:p>0,61735</text:p>
          </table:table-cell>
          <table:table-cell table:style-name="ce9" office:value-type="float" office:value="0.351063829787234" calcext:value-type="float">
            <text:p>0,35106</text:p>
          </table:table-cell>
          <table:table-cell table:style-name="ce9" office:value-type="float" office:value="0.50952380952381" calcext:value-type="float">
            <text:p>0,50952</text:p>
          </table:table-cell>
          <table:table-cell table:style-name="ce11" office:value-type="float" office:value="0.562096774193548" calcext:value-type="float">
            <text:p>0,56210</text:p>
          </table:table-cell>
          <table:table-cell table:style-name="ce11" office:value-type="float" office:value="0.603225806451613" calcext:value-type="float">
            <text:p>0,60323</text:p>
          </table:table-cell>
          <table:table-cell table:style-name="ce11" office:value-type="float" office:value="0.578369905956113" calcext:value-type="float">
            <text:p>0,57837</text:p>
          </table:table-cell>
          <table:table-cell table:style-name="ce11" office:value-type="float" office:value="0.544615384615385" calcext:value-type="float">
            <text:p>0,54462</text:p>
          </table:table-cell>
          <table:table-cell table:style-name="ce11" office:value-type="float" office:value="0.606366459627329" calcext:value-type="float">
            <text:p>0,606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7</text:p>
          </table:table-cell>
          <table:table-cell table:style-name="ce11" office:value-type="float" office:value="0.576388888888889" calcext:value-type="float">
            <text:p>0,57639</text:p>
          </table:table-cell>
          <table:table-cell table:style-name="ce11" office:value-type="float" office:value="0.52" calcext:value-type="float">
            <text:p>0,52000</text:p>
          </table:table-cell>
          <table:table-cell table:style-name="ce11" office:value-type="float" office:value="0.623376623376623" calcext:value-type="float">
            <text:p>0,62338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402173913043478" calcext:value-type="float">
            <text:p>0,40217</text:p>
          </table:table-cell>
          <table:table-cell table:style-name="ce9" office:value-type="float" office:value="0.542207792207792" calcext:value-type="float">
            <text:p>0,54221</text:p>
          </table:table-cell>
          <table:table-cell table:style-name="ce9" office:value-type="float" office:value="0.501623376623377" calcext:value-type="float">
            <text:p>0,50162</text:p>
          </table:table-cell>
          <table:table-cell table:style-name="ce11" office:value-type="float" office:value="0.581560283687943" calcext:value-type="float">
            <text:p>0,58156</text:p>
          </table:table-cell>
          <table:table-cell table:style-name="ce11" office:value-type="float" office:value="0.609523809523809" calcext:value-type="float">
            <text:p>0,60952</text:p>
          </table:table-cell>
          <table:table-cell table:style-name="ce11" office:value-type="float" office:value="0.532986111111111" calcext:value-type="float">
            <text:p>0,53299</text:p>
          </table:table-cell>
          <table:table-cell table:style-name="ce11" office:value-type="float" office:value="0.619791666666667" calcext:value-type="float">
            <text:p>0,61979</text:p>
          </table:table-cell>
          <table:table-cell table:style-name="ce11" office:value-type="float" office:value="0.631016042780749" calcext:value-type="float">
            <text:p>0,6310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8</text:p>
          </table:table-cell>
          <table:table-cell table:style-name="ce11" office:value-type="float" office:value="0.565705128205128" calcext:value-type="float">
            <text:p>0,56571</text:p>
          </table:table-cell>
          <table:table-cell table:style-name="ce11" office:value-type="float" office:value="0.514423076923077" calcext:value-type="float">
            <text:p>0,51442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531400966183575" calcext:value-type="float">
            <text:p>0,53140</text:p>
          </table:table-cell>
          <table:table-cell table:style-name="ce11" office:value-type="float" office:value="0.561330561330561" calcext:value-type="float">
            <text:p>0,56133</text:p>
          </table:table-cell>
          <table:table-cell table:style-name="ce9" office:value-type="float" office:value="0.483065953654189" calcext:value-type="float">
            <text:p>0,48307</text:p>
          </table:table-cell>
          <table:table-cell table:style-name="ce9" office:value-type="float" office:value="0.514423076923077" calcext:value-type="float">
            <text:p>0,51442</text:p>
          </table:table-cell>
          <table:table-cell table:style-name="ce11" office:value-type="float" office:value="0.537337662337662" calcext:value-type="float">
            <text:p>0,53734</text:p>
          </table:table-cell>
          <table:table-cell table:style-name="ce11" office:value-type="float" office:value="0.572192513368984" calcext:value-type="float">
            <text:p>0,57219</text:p>
          </table:table-cell>
          <table:table-cell table:style-name="ce11" office:value-type="float" office:value="0.564236111111111" calcext:value-type="float">
            <text:p>0,56424</text:p>
          </table:table-cell>
          <table:table-cell table:style-name="ce11" office:value-type="float" office:value="0.423913043478261" calcext:value-type="float">
            <text:p>0,42391</text:p>
          </table:table-cell>
          <table:table-cell table:style-name="ce11" office:value-type="float" office:value="0.602836879432624" calcext:value-type="float">
            <text:p>0,6028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9</text:p>
          </table:table-cell>
          <table:table-cell table:style-name="ce11" office:value-type="float" office:value="0.511645962732919" calcext:value-type="float">
            <text:p>0,51165</text:p>
          </table:table-cell>
          <table:table-cell table:style-name="ce11" office:value-type="float" office:value="0.473387096774194" calcext:value-type="float">
            <text:p>0,47339</text:p>
          </table:table-cell>
          <table:table-cell table:style-name="ce11" office:value-type="float" office:value="0.51461038961039" calcext:value-type="float">
            <text:p>0,51461</text:p>
          </table:table-cell>
          <table:table-cell table:style-name="ce11" office:value-type="float" office:value="0.436170212765957" calcext:value-type="float">
            <text:p>0,43617</text:p>
          </table:table-cell>
          <table:table-cell table:style-name="ce11" office:value-type="float" office:value="0.516457680250784" calcext:value-type="float">
            <text:p>0,51646</text:p>
          </table:table-cell>
          <table:table-cell table:style-name="ce9" office:value-type="float" office:value="0.526612903225806" calcext:value-type="float">
            <text:p>0,52661</text:p>
          </table:table-cell>
          <table:table-cell table:style-name="ce9" office:value-type="float" office:value="0.546296296296296" calcext:value-type="float">
            <text:p>0,54630</text:p>
          </table:table-cell>
          <table:table-cell table:style-name="ce11" office:value-type="float" office:value="0.546296296296296" calcext:value-type="float">
            <text:p>0,54630</text:p>
          </table:table-cell>
          <table:table-cell table:style-name="ce11" office:value-type="float" office:value="0.537878787878788" calcext:value-type="float">
            <text:p>0,53788</text:p>
          </table:table-cell>
          <table:table-cell table:style-name="ce11" office:value-type="float" office:value="0.526612903225806" calcext:value-type="float">
            <text:p>0,52661</text:p>
          </table:table-cell>
          <table:table-cell table:style-name="ce11" office:value-type="float" office:value="0.502307692307692" calcext:value-type="float">
            <text:p>0,50231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1"/>
          <table:table-cell table:style-name="Default" table:number-columns-repeated="2"/>
          <table:table-cell table:style-name="ce11" table:number-columns-repeated="7"/>
          <table:table-cell table:number-columns-repeated="103"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0" table:formula="of:=AVERAGE([.B3:.B32])" office:value-type="float" office:value="0.55228954460541" calcext:value-type="float">
            <text:p>0,55229</text:p>
          </table:table-cell>
          <table:table-cell table:style-name="ce10" table:formula="of:=AVERAGE([.C3:.C32])" office:value-type="float" office:value="0.546759204943935" calcext:value-type="float">
            <text:p>0,54676</text:p>
          </table:table-cell>
          <table:table-cell table:style-name="ce10" table:formula="of:=AVERAGE([.D3:.D32])" office:value-type="float" office:value="0.572047342556598" calcext:value-type="float">
            <text:p>0,57205</text:p>
          </table:table-cell>
          <table:table-cell table:style-name="ce10" table:formula="of:=AVERAGE([.E3:.E32])" office:value-type="float" office:value="0.555201760642261" calcext:value-type="float">
            <text:p>0,55520</text:p>
          </table:table-cell>
          <table:table-cell table:style-name="ce10" table:formula="of:=AVERAGE([.F3:.F32])" office:value-type="float" office:value="0.549435508511171" calcext:value-type="float">
            <text:p>0,54944</text:p>
          </table:table-cell>
          <table:table-cell table:style-name="ce10" table:formula="of:=AVERAGE([.G3:.G32])" office:value-type="float" office:value="0.544250735541433" calcext:value-type="float">
            <text:p>0,54425</text:p>
          </table:table-cell>
          <table:table-cell table:style-name="ce10" table:formula="of:=AVERAGE([.H3:.H32])" office:value-type="float" office:value="0.544805855113324" calcext:value-type="float">
            <text:p>0,54481</text:p>
          </table:table-cell>
          <table:table-cell table:style-name="ce10" table:formula="of:=AVERAGE([.I3:.I32])" office:value-type="float" office:value="0.558957437613783" calcext:value-type="float">
            <text:p>0,55896</text:p>
          </table:table-cell>
          <table:table-cell table:style-name="ce10" table:formula="of:=AVERAGE([.J3:.J32])" office:value-type="float" office:value="0.572572451999379" calcext:value-type="float">
            <text:p>0,57257</text:p>
          </table:table-cell>
          <table:table-cell table:style-name="ce10" table:formula="of:=AVERAGE([.K3:.K32])" office:value-type="float" office:value="0.57401358229444" calcext:value-type="float">
            <text:p>0,57401</text:p>
          </table:table-cell>
          <table:table-cell table:style-name="ce10" table:formula="of:=AVERAGE([.L3:.L32])" office:value-type="float" office:value="0.56241982806128" calcext:value-type="float">
            <text:p>0,56242</text:p>
          </table:table-cell>
          <table:table-cell table:style-name="ce10" table:formula="of:=AVERAGE([.M3:.M32])" office:value-type="float" office:value="0.569782265512303" calcext:value-type="float">
            <text:p>0,56978</text:p>
          </table:table-cell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4"/>
          <table:table-cell table:number-columns-repeated="107"/>
        </table:table-row>
        <table:table-row table:style-name="ro1">
          <table:table-cell/>
          <table:table-cell table:style-name="ce11" table:number-columns-repeated="10"/>
          <table:table-cell table:style-name="Default" table:number-columns-repeated="2"/>
          <table:table-cell table:style-name="ce11" table:number-columns-repeated="4"/>
          <table:table-cell table:number-columns-repeated="107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1"/>
        </table:table-row>
        <table:table-row table:style-name="ro1">
          <table:table-cell table:number-columns-repeated="11"/>
          <table:table-cell table:style-name="Default"/>
          <table:table-cell table:number-columns-repeated="112"/>
        </table:table-row>
        <table:table-row table:style-name="ro1" table:number-rows-repeated="5">
          <table:table-cell table:number-columns-repeated="9"/>
          <table:table-cell table:style-name="Default"/>
          <table:table-cell table:number-columns-repeated="114"/>
        </table:table-row>
        <table:table-row table:style-name="ro1" table:number-rows-repeated="106">
          <table:table-cell table:number-columns-repeated="124"/>
        </table:table-row>
        <table:table-row table:style-name="ro1">
          <table:table-cell table:number-columns-repeated="124"/>
        </table:table-row>
      </table:table>
      <table:table table:name="recall_singolo_file" table:style-name="ta1">
        <table:table-column table:style-name="co1" table:number-columns-repeated="13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office:value-type="string" calcext:value-type="string">
            <text:p>US1</text:p>
          </table:table-cell>
          <table:table-cell office:value-type="float" office:value="0.787280701754386" calcext:value-type="float">
            <text:p>0,78728</text:p>
          </table:table-cell>
          <table:table-cell office:value-type="float" office:value="0.785087719298246" calcext:value-type="float">
            <text:p>0,78509</text:p>
          </table:table-cell>
          <table:table-cell office:value-type="float" office:value="0.673245614035088" calcext:value-type="float">
            <text:p>0,67325</text:p>
          </table:table-cell>
          <table:table-cell office:value-type="float" office:value="0.646929824561403" calcext:value-type="float">
            <text:p>0,64693</text:p>
          </table:table-cell>
          <table:table-cell office:value-type="float" office:value="0.541666666666667" calcext:value-type="float">
            <text:p>0,54167</text:p>
          </table:table-cell>
          <table:table-cell office:value-type="float" office:value="0.557017543859649" calcext:value-type="float">
            <text:p>0,55702</text:p>
          </table:table-cell>
          <table:table-cell office:value-type="float" office:value="0.771929824561403" calcext:value-type="float">
            <text:p>0,77193</text:p>
          </table:table-cell>
          <table:table-cell office:value-type="float" office:value="0.730263157894737" calcext:value-type="float">
            <text:p>0,73026</text:p>
          </table:table-cell>
          <table:table-cell office:value-type="float" office:value="0.741228070175439" calcext:value-type="float">
            <text:p>0,74123</text:p>
          </table:table-cell>
          <table:table-cell office:value-type="float" office:value="0.68859649122807" calcext:value-type="float">
            <text:p>0,68860</text:p>
          </table:table-cell>
          <table:table-cell office:value-type="float" office:value="0.866228070175439" calcext:value-type="float">
            <text:p>0,86623</text:p>
          </table:table-cell>
          <table:table-cell office:value-type="float" office:value="0.782894736842105" calcext:value-type="float">
            <text:p>0,78289</text:p>
          </table:table-cell>
          <table:table-cell/>
        </table:table-row>
        <table:table-row table:style-name="ro1">
          <table:table-cell office:value-type="string" calcext:value-type="string">
            <text:p>US10</text:p>
          </table:table-cell>
          <table:table-cell office:value-type="float" office:value="0.635416666666667" calcext:value-type="float">
            <text:p>0,63542</text:p>
          </table:table-cell>
          <table:table-cell office:value-type="float" office:value="0.65625" calcext:value-type="float">
            <text:p>0,65625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677083333333333" calcext:value-type="float">
            <text:p>0,67708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47916666666667" calcext:value-type="float">
            <text:p>0,44792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625" calcext:value-type="float">
            <text:p>0,62500</text:p>
          </table:table-cell>
          <table:table-cell/>
        </table:table-row>
        <table:table-row table:style-name="ro1">
          <table:table-cell office:value-type="string" calcext:value-type="string">
            <text:p>US11</text:p>
          </table:table-cell>
          <table:table-cell office:value-type="float" office:value="0.589285714285714" calcext:value-type="float">
            <text:p>0,58929</text:p>
          </table:table-cell>
          <table:table-cell office:value-type="float" office:value="0.446428571428571" calcext:value-type="float">
            <text:p>0,44643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651785714285714" calcext:value-type="float">
            <text:p>0,65179</text:p>
          </table:table-cell>
          <table:table-cell office:value-type="float" office:value="0.678571428571429" calcext:value-type="float">
            <text:p>0,67857</text:p>
          </table:table-cell>
          <table:table-cell office:value-type="float" office:value="0.553571428571429" calcext:value-type="float">
            <text:p>0,55357</text:p>
          </table:table-cell>
          <table:table-cell office:value-type="float" office:value="0.455357142857143" calcext:value-type="float">
            <text:p>0,45536</text:p>
          </table:table-cell>
          <table:table-cell office:value-type="float" office:value="0.633928571428571" calcext:value-type="float">
            <text:p>0,63393</text:p>
          </table:table-cell>
          <table:table-cell office:value-type="float" office:value="0.901785714285714" calcext:value-type="float">
            <text:p>0,90179</text:p>
          </table:table-cell>
          <table:table-cell office:value-type="float" office:value="0.910714285714286" calcext:value-type="float">
            <text:p>0,91071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91071428571429" calcext:value-type="float">
            <text:p>0,49107</text:p>
          </table:table-cell>
          <table:table-cell/>
        </table:table-row>
        <table:table-row table:style-name="ro1">
          <table:table-cell office:value-type="string" calcext:value-type="string">
            <text:p>US12</text:p>
          </table:table-cell>
          <table:table-cell office:value-type="float" office:value="0.903846153846154" calcext:value-type="float">
            <text:p>0,90385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721153846153846" calcext:value-type="float">
            <text:p>0,72115</text:p>
          </table:table-cell>
          <table:table-cell table:number-columns-repeated="2" office:value-type="float" office:value="0.826923076923077" calcext:value-type="float">
            <text:p>0,82692</text:p>
          </table:table-cell>
          <table:table-cell office:value-type="float" office:value="0.980769230769231" calcext:value-type="float">
            <text:p>0,98077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788461538461538" calcext:value-type="float">
            <text:p>0,78846</text:p>
          </table:table-cell>
          <table:table-cell office:value-type="float" office:value="0.798076923076923" calcext:value-type="float">
            <text:p>0,79808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826923076923077" calcext:value-type="float">
            <text:p>0,82692</text:p>
          </table:table-cell>
          <table:table-cell/>
        </table:table-row>
        <table:table-row table:style-name="ro1">
          <table:table-cell office:value-type="string" calcext:value-type="string">
            <text:p>US13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84126984127" calcext:value-type="float">
            <text:p>0,61984</text:p>
          </table:table-cell>
          <table:table-cell office:value-type="float" office:value="0.649206349206349" calcext:value-type="float">
            <text:p>0,64921</text:p>
          </table:table-cell>
          <table:table-cell office:value-type="float" office:value="0.535714285714286" calcext:value-type="float">
            <text:p>0,53571</text:p>
          </table:table-cell>
          <table:table-cell office:value-type="float" office:value="0.733333333333333" calcext:value-type="float">
            <text:p>0,73333</text:p>
          </table:table-cell>
          <table:table-cell office:value-type="float" office:value="0.701587301587302" calcext:value-type="float">
            <text:p>0,70159</text:p>
          </table:table-cell>
          <table:table-cell office:value-type="float" office:value="0.683333333333333" calcext:value-type="float">
            <text:p>0,68333</text:p>
          </table:table-cell>
          <table:table-cell office:value-type="float" office:value="0.780952380952381" calcext:value-type="float">
            <text:p>0,78095</text:p>
          </table:table-cell>
          <table:table-cell office:value-type="float" office:value="0.493650793650794" calcext:value-type="float">
            <text:p>0,49365</text:p>
          </table:table-cell>
          <table:table-cell office:value-type="float" office:value="0.538095238095238" calcext:value-type="float">
            <text:p>0,53810</text:p>
          </table:table-cell>
          <table:table-cell office:value-type="float" office:value="0.741269841269841" calcext:value-type="float">
            <text:p>0,74127</text:p>
          </table:table-cell>
          <table:table-cell office:value-type="float" office:value="0.641269841269841" calcext:value-type="float">
            <text:p>0,64127</text:p>
          </table:table-cell>
          <table:table-cell/>
        </table:table-row>
        <table:table-row table:style-name="ro1">
          <table:table-cell office:value-type="string" calcext:value-type="string">
            <text:p>US14</text:p>
          </table:table-cell>
          <table:table-cell office:value-type="float" office:value="0.5" calcext:value-type="float">
            <text:p>0,50000</text:p>
          </table:table-cell>
          <table:table-cell office:value-type="float" office:value="0.626811594202899" calcext:value-type="float">
            <text:p>0,62681</text:p>
          </table:table-cell>
          <table:table-cell office:value-type="float" office:value="0.493961352657005" calcext:value-type="float">
            <text:p>0,49396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82125603864734" calcext:value-type="float">
            <text:p>0,58213</text:p>
          </table:table-cell>
          <table:table-cell office:value-type="float" office:value="0.538647342995169" calcext:value-type="float">
            <text:p>0,53865</text:p>
          </table:table-cell>
          <table:table-cell office:value-type="float" office:value="0.548309178743961" calcext:value-type="float">
            <text:p>0,54831</text:p>
          </table:table-cell>
          <table:table-cell office:value-type="float" office:value="0.481884057971014" calcext:value-type="float">
            <text:p>0,48188</text:p>
          </table:table-cell>
          <table:table-cell office:value-type="float" office:value="0.526570048309179" calcext:value-type="float">
            <text:p>0,52657</text:p>
          </table:table-cell>
          <table:table-cell/>
        </table:table-row>
        <table:table-row table:style-name="ro1">
          <table:table-cell office:value-type="string" calcext:value-type="string">
            <text:p>US15</text:p>
          </table:table-cell>
          <table:table-cell office:value-type="float" office:value="0.694148936170213" calcext:value-type="float">
            <text:p>0,69415</text:p>
          </table:table-cell>
          <table:table-cell office:value-type="float" office:value="0.401595744680851" calcext:value-type="float">
            <text:p>0,40160</text:p>
          </table:table-cell>
          <table:table-cell office:value-type="float" office:value="0.526595744680851" calcext:value-type="float">
            <text:p>0,52660</text:p>
          </table:table-cell>
          <table:table-cell office:value-type="float" office:value="0.829787234042553" calcext:value-type="float">
            <text:p>0,82979</text:p>
          </table:table-cell>
          <table:table-cell office:value-type="float" office:value="0.683510638297872" calcext:value-type="float">
            <text:p>0,68351</text:p>
          </table:table-cell>
          <table:table-cell office:value-type="float" office:value="0.515957446808511" calcext:value-type="float">
            <text:p>0,51596</text:p>
          </table:table-cell>
          <table:table-cell office:value-type="float" office:value="0.808510638297872" calcext:value-type="float">
            <text:p>0,80851</text:p>
          </table:table-cell>
          <table:table-cell office:value-type="float" office:value="0.821808510638298" calcext:value-type="float">
            <text:p>0,82181</text:p>
          </table:table-cell>
          <table:table-cell office:value-type="float" office:value="0.925531914893617" calcext:value-type="float">
            <text:p>0,92553</text:p>
          </table:table-cell>
          <table:table-cell office:value-type="float" office:value="0.893617021276596" calcext:value-type="float">
            <text:p>0,89362</text:p>
          </table:table-cell>
          <table:table-cell office:value-type="float" office:value="0.904255319148936" calcext:value-type="float">
            <text:p>0,90426</text:p>
          </table:table-cell>
          <table:table-cell office:value-type="float" office:value="0.914893617021277" calcext:value-type="float">
            <text:p>0,91489</text:p>
          </table:table-cell>
          <table:table-cell/>
        </table:table-row>
        <table:table-row table:style-name="ro1">
          <table:table-cell office:value-type="string" calcext:value-type="string">
            <text:p>US16</text:p>
          </table:table-cell>
          <table:table-cell office:value-type="float" office:value="0.393939393939394" calcext:value-type="float">
            <text:p>0,39394</text:p>
          </table:table-cell>
          <table:table-cell office:value-type="float" office:value="0.467914438502674" calcext:value-type="float">
            <text:p>0,46791</text:p>
          </table:table-cell>
          <table:table-cell office:value-type="float" office:value="0.573083778966132" calcext:value-type="float">
            <text:p>0,5730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3172905525847" calcext:value-type="float">
            <text:p>0,52317</text:p>
          </table:table-cell>
          <table:table-cell office:value-type="float" office:value="0.553475935828877" calcext:value-type="float">
            <text:p>0,55348</text:p>
          </table:table-cell>
          <table:table-cell office:value-type="float" office:value="0.552584670231729" calcext:value-type="float">
            <text:p>0,55258</text:p>
          </table:table-cell>
          <table:table-cell office:value-type="float" office:value="0.537433155080214" calcext:value-type="float">
            <text:p>0,53743</text:p>
          </table:table-cell>
          <table:table-cell office:value-type="float" office:value="0.538324420677362" calcext:value-type="float">
            <text:p>0,53832</text:p>
          </table:table-cell>
          <table:table-cell office:value-type="float" office:value="0.512477718360071" calcext:value-type="float">
            <text:p>0,5124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7629233511586" calcext:value-type="float">
            <text:p>0,52763</text:p>
          </table:table-cell>
          <table:table-cell/>
        </table:table-row>
        <table:table-row table:style-name="ro1">
          <table:table-cell office:value-type="string" calcext:value-type="string">
            <text:p>US17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604347826086957" calcext:value-type="float">
            <text:p>0,60435</text:p>
          </table:table-cell>
          <table:table-cell office:value-type="float" office:value="0.73695652173913" calcext:value-type="float">
            <text:p>0,73696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560869565217391" calcext:value-type="float">
            <text:p>0,56087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482608695652174" calcext:value-type="float">
            <text:p>0,48261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504347826086956" calcext:value-type="float">
            <text:p>0,50435</text:p>
          </table:table-cell>
          <table:table-cell office:value-type="float" office:value="0.571739130434783" calcext:value-type="float">
            <text:p>0,57174</text:p>
          </table:table-cell>
          <table:table-cell office:value-type="float" office:value="0.482608695652174" calcext:value-type="float">
            <text:p>0,48261</text:p>
          </table:table-cell>
          <table:table-cell/>
        </table:table-row>
        <table:table-row table:style-name="ro1">
          <table:table-cell office:value-type="string" calcext:value-type="string">
            <text:p>US18</text:p>
          </table:table-cell>
          <table:table-cell office:value-type="float" office:value="0.606918238993711" calcext:value-type="float">
            <text:p>0,60692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433962264150943" calcext:value-type="float">
            <text:p>0,43396</text:p>
          </table:table-cell>
          <table:table-cell office:value-type="float" office:value="0.534591194968553" calcext:value-type="float">
            <text:p>0,53459</text:p>
          </table:table-cell>
          <table:table-cell office:value-type="float" office:value="0.49685534591195" calcext:value-type="float">
            <text:p>0,49686</text:p>
          </table:table-cell>
          <table:table-cell office:value-type="float" office:value="0.654088050314465" calcext:value-type="float">
            <text:p>0,65409</text:p>
          </table:table-cell>
          <table:table-cell office:value-type="float" office:value="0.682389937106918" calcext:value-type="float">
            <text:p>0,68239</text:p>
          </table:table-cell>
          <table:table-cell office:value-type="float" office:value="0.462264150943396" calcext:value-type="float">
            <text:p>0,46226</text:p>
          </table:table-cell>
          <table:table-cell office:value-type="float" office:value="0.610062893081761" calcext:value-type="float">
            <text:p>0,61006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867924528301887" calcext:value-type="float">
            <text:p>0,86792</text:p>
          </table:table-cell>
          <table:table-cell office:value-type="float" office:value="0.644654088050314" calcext:value-type="float">
            <text:p>0,64465</text:p>
          </table:table-cell>
          <table:table-cell/>
        </table:table-row>
        <table:table-row table:style-name="ro1">
          <table:table-cell office:value-type="string" calcext:value-type="string">
            <text:p>US19</text:p>
          </table:table-cell>
          <table:table-cell office:value-type="float" office:value="0.898148148148148" calcext:value-type="float">
            <text:p>0,89815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851851851851852" calcext:value-type="float">
            <text:p>0,85185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518518518518519" calcext:value-type="float">
            <text:p>0,5185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601851851851852" calcext:value-type="float">
            <text:p>0,60185</text:p>
          </table:table-cell>
          <table:table-cell office:value-type="float" office:value="0.722222222222222" calcext:value-type="float">
            <text:p>0,72222</text:p>
          </table:table-cell>
          <table:table-cell office:value-type="float" office:value="0.712962962962963" calcext:value-type="float">
            <text:p>0,71296</text:p>
          </table:table-cell>
          <table:table-cell office:value-type="float" office:value="0.564814814814815" calcext:value-type="float">
            <text:p>0,56481</text:p>
          </table:table-cell>
          <table:table-cell office:value-type="float" office:value="0.574074074074074" calcext:value-type="float">
            <text:p>0,57407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office:value-type="string" calcext:value-type="string">
            <text:p>US20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584448160535117" calcext:value-type="float">
            <text:p>0,58445</text:p>
          </table:table-cell>
          <table:table-cell office:value-type="float" office:value="0.505852842809365" calcext:value-type="float">
            <text:p>0,50585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440635451505017" calcext:value-type="float">
            <text:p>0,44064</text:p>
          </table:table-cell>
          <table:table-cell office:value-type="float" office:value="0.451505016722408" calcext:value-type="float">
            <text:p>0,45151</text:p>
          </table:table-cell>
          <table:table-cell office:value-type="float" office:value="0.6061872909699" calcext:value-type="float">
            <text:p>0,60619</text:p>
          </table:table-cell>
          <table:table-cell office:value-type="float" office:value="0.535117056856187" calcext:value-type="float">
            <text:p>0,53512</text:p>
          </table:table-cell>
          <table:table-cell office:value-type="float" office:value="0.627926421404682" calcext:value-type="float">
            <text:p>0,62793</text:p>
          </table:table-cell>
          <table:table-cell office:value-type="float" office:value="0.611204013377926" calcext:value-type="float">
            <text:p>0,61120</text:p>
          </table:table-cell>
          <table:table-cell office:value-type="float" office:value="0.677257525083612" calcext:value-type="float">
            <text:p>0,67726</text:p>
          </table:table-cell>
          <table:table-cell office:value-type="float" office:value="0.649665551839465" calcext:value-type="float">
            <text:p>0,64967</text:p>
          </table:table-cell>
          <table:table-cell/>
        </table:table-row>
        <table:table-row table:style-name="ro1">
          <table:table-cell office:value-type="string" calcext:value-type="string">
            <text:p>US21</text:p>
          </table:table-cell>
          <table:table-cell office:value-type="float" office:value="0.82051282051282" calcext:value-type="float">
            <text:p>0,82051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 office:value-type="float" office:value="0.794871794871795" calcext:value-type="float">
            <text:p>0,79487</text:p>
          </table:table-cell>
          <table:table-cell table:number-columns-repeated="2" office:value-type="float" office:value="0.833333333333333" calcext:value-type="float">
            <text:p>0,83333</text:p>
          </table:table-cell>
          <table:table-cell office:value-type="float" office:value="0.91025641025641" calcext:value-type="float">
            <text:p>0,91026</text:p>
          </table:table-cell>
          <table:table-cell office:value-type="float" office:value="0.858974358974359" calcext:value-type="float">
            <text:p>0,85897</text:p>
          </table:table-cell>
          <table:table-cell office:value-type="float" office:value="0.756410256410256" calcext:value-type="float">
            <text:p>0,75641</text:p>
          </table:table-cell>
          <table:table-cell office:value-type="float" office:value="0.769230769230769" calcext:value-type="float">
            <text:p>0,76923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/>
        </table:table-row>
        <table:table-row table:style-name="ro1">
          <table:table-cell office:value-type="string" calcext:value-type="string">
            <text:p>US22</text:p>
          </table:table-cell>
          <table:table-cell office:value-type="float" office:value="0.402173913043478" calcext:value-type="float">
            <text:p>0,40217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8695652173913" calcext:value-type="float">
            <text:p>0,58696</text:p>
          </table:table-cell>
          <table:table-cell office:value-type="float" office:value="0.690217391304348" calcext:value-type="float">
            <text:p>0,69022</text:p>
          </table:table-cell>
          <table:table-cell office:value-type="float" office:value="0.635869565217391" calcext:value-type="float">
            <text:p>0,63587</text:p>
          </table:table-cell>
          <table:table-cell office:value-type="float" office:value="0.532608695652174" calcext:value-type="float">
            <text:p>0,53261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70652173913043" calcext:value-type="float">
            <text:p>0,57065</text:p>
          </table:table-cell>
          <table:table-cell office:value-type="float" office:value="0.608695652173913" calcext:value-type="float">
            <text:p>0,60870</text:p>
          </table:table-cell>
          <table:table-cell office:value-type="float" office:value="0.733695652173913" calcext:value-type="float">
            <text:p>0,73370</text:p>
          </table:table-cell>
          <table:table-cell office:value-type="float" office:value="0.576086956521739" calcext:value-type="float">
            <text:p>0,57609</text:p>
          </table:table-cell>
          <table:table-cell office:value-type="float" office:value="0.58695652173913" calcext:value-type="float">
            <text:p>0,58696</text:p>
          </table:table-cell>
          <table:table-cell/>
        </table:table-row>
        <table:table-row table:style-name="ro1">
          <table:table-cell office:value-type="string" calcext:value-type="string">
            <text:p>US23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88888888888889" calcext:value-type="float">
            <text:p>0,68889</text:p>
          </table:table-cell>
          <table:table-cell office:value-type="float" office:value="0.911111111111111" calcext:value-type="float">
            <text:p>0,91111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777777777777778" calcext:value-type="float">
            <text:p>0,77778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44444444444444" calcext:value-type="float">
            <text:p>0,64444</text:p>
          </table:table-cell>
          <table:table-cell table:number-columns-repeated="2"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/>
        </table:table-row>
        <table:table-row table:style-name="ro1">
          <table:table-cell office:value-type="string" calcext:value-type="string">
            <text:p>US24</text:p>
          </table:table-cell>
          <table:table-cell office:value-type="float" office:value="0.621428571428571" calcext:value-type="float">
            <text:p>0,62143</text:p>
          </table:table-cell>
          <table:table-cell office:value-type="float" office:value="0.585714285714286" calcext:value-type="float">
            <text:p>0,58571</text:p>
          </table:table-cell>
          <table:table-cell office:value-type="float" office:value="0.452380952380952" calcext:value-type="float">
            <text:p>0,45238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047619047619" calcext:value-type="float">
            <text:p>0,61905</text:p>
          </table:table-cell>
          <table:table-cell office:value-type="float" office:value="0.692857142857143" calcext:value-type="float">
            <text:p>0,69286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478571428571429" calcext:value-type="float">
            <text:p>0,47857</text:p>
          </table:table-cell>
          <table:table-cell office:value-type="float" office:value="0.49047619047619" calcext:value-type="float">
            <text:p>0,49048</text:p>
          </table:table-cell>
          <table:table-cell office:value-type="float" office:value="0.528571428571429" calcext:value-type="float">
            <text:p>0,52857</text:p>
          </table:table-cell>
          <table:table-cell office:value-type="float" office:value="0.523809523809524" calcext:value-type="float">
            <text:p>0,52381</text:p>
          </table:table-cell>
          <table:table-cell office:value-type="float" office:value="0.621428571428571" calcext:value-type="float">
            <text:p>0,62143</text:p>
          </table:table-cell>
          <table:table-cell/>
        </table:table-row>
        <table:table-row table:style-name="ro1">
          <table:table-cell office:value-type="string" calcext:value-type="string">
            <text:p>US25</text:p>
          </table:table-cell>
          <table:table-cell office:value-type="float" office:value="0.514634146341463" calcext:value-type="float">
            <text:p>0,51463</text:p>
          </table:table-cell>
          <table:table-cell office:value-type="float" office:value="0.59390243902439" calcext:value-type="float">
            <text:p>0,59390</text:p>
          </table:table-cell>
          <table:table-cell office:value-type="float" office:value="0.568292682926829" calcext:value-type="float">
            <text:p>0,56829</text:p>
          </table:table-cell>
          <table:table-cell office:value-type="float" office:value="0.642682926829268" calcext:value-type="float">
            <text:p>0,64268</text:p>
          </table:table-cell>
          <table:table-cell office:value-type="float" office:value="0.507317073170732" calcext:value-type="float">
            <text:p>0,50732</text:p>
          </table:table-cell>
          <table:table-cell office:value-type="float" office:value="0.517073170731707" calcext:value-type="float">
            <text:p>0,51707</text:p>
          </table:table-cell>
          <table:table-cell office:value-type="float" office:value="0.439024390243902" calcext:value-type="float">
            <text:p>0,43902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18292682926829" calcext:value-type="float">
            <text:p>0,51829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475609756097561" calcext:value-type="float">
            <text:p>0,47561</text:p>
          </table:table-cell>
          <table:table-cell/>
        </table:table-row>
        <table:table-row table:style-name="ro1">
          <table:table-cell office:value-type="string" calcext:value-type="string">
            <text:p>US26</text:p>
          </table:table-cell>
          <table:table-cell office:value-type="float" office:value="0.634615384615385" calcext:value-type="float">
            <text:p>0,63462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423076923076923" calcext:value-type="float">
            <text:p>0,42308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519230769230769" calcext:value-type="float">
            <text:p>0,51923</text:p>
          </table:table-cell>
          <table:table-cell office:value-type="float" office:value="0.442307692307692" calcext:value-type="float">
            <text:p>0,44231</text:p>
          </table:table-cell>
          <table:table-cell office:value-type="float" office:value="0.528846153846154" calcext:value-type="float">
            <text:p>0,52885</text:p>
          </table:table-cell>
          <table:table-cell office:value-type="float" office:value="0.480769230769231" calcext:value-type="float">
            <text:p>0,48077</text:p>
          </table:table-cell>
          <table:table-cell office:value-type="float" office:value="0.451923076923077" calcext:value-type="float">
            <text:p>0,45192</text:p>
          </table:table-cell>
          <table:table-cell office:value-type="float" office:value="0.855769230769231" calcext:value-type="float">
            <text:p>0,85577</text:p>
          </table:table-cell>
          <table:table-cell office:value-type="float" office:value="0.586538461538462" calcext:value-type="float">
            <text:p>0,58654</text:p>
          </table:table-cell>
          <table:table-cell office:value-type="float" office:value="0.490384615384615" calcext:value-type="float">
            <text:p>0,49038</text:p>
          </table:table-cell>
          <table:table-cell/>
        </table:table-row>
        <table:table-row table:style-name="ro1">
          <table:table-cell office:value-type="string" calcext:value-type="string">
            <text:p>US27</text:p>
          </table:table-cell>
          <table:table-cell office:value-type="float" office:value="0.579268292682927" calcext:value-type="float">
            <text:p>0,57927</text:p>
          </table:table-cell>
          <table:table-cell office:value-type="float" office:value="0.714939024390244" calcext:value-type="float">
            <text:p>0,71494</text:p>
          </table:table-cell>
          <table:table-cell office:value-type="float" office:value="0.528963414634146" calcext:value-type="float">
            <text:p>0,52896</text:p>
          </table:table-cell>
          <table:table-cell table:number-columns-repeated="2" office:value-type="float" office:value="0.690548780487805" calcext:value-type="float">
            <text:p>0,69055</text:p>
          </table:table-cell>
          <table:table-cell office:value-type="float" office:value="0.702743902439024" calcext:value-type="float">
            <text:p>0,70274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28963414634146" calcext:value-type="float">
            <text:p>0,52896</text:p>
          </table:table-cell>
          <table:table-cell office:value-type="float" office:value="0.530487804878049" calcext:value-type="float">
            <text:p>0,53049</text:p>
          </table:table-cell>
          <table:table-cell office:value-type="float" office:value="0.542682926829268" calcext:value-type="float">
            <text:p>0,54268</text:p>
          </table:table-cell>
          <table:table-cell table:number-columns-repeated="2" office:value-type="float" office:value="0.5" calcext:value-type="float">
            <text:p>0,50000</text:p>
          </table:table-cell>
          <table:table-cell/>
        </table:table-row>
        <table:table-row table:style-name="ro1">
          <table:table-cell office:value-type="string" calcext:value-type="string">
            <text:p>US28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488636363636364" calcext:value-type="float">
            <text:p>0,48864</text:p>
          </table:table-cell>
          <table:table-cell office:value-type="float" office:value="0.537878787878788" calcext:value-type="float">
            <text:p>0,53788</text:p>
          </table:table-cell>
          <table:table-cell office:value-type="float" office:value="0.568181818181818" calcext:value-type="float">
            <text:p>0,56818</text:p>
          </table:table-cell>
          <table:table-cell table:number-columns-repeated="2" office:value-type="float" office:value="0.659090909090909" calcext:value-type="float">
            <text:p>0,65909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662878787878788" calcext:value-type="float">
            <text:p>0,66288</text:p>
          </table:table-cell>
          <table:table-cell office:value-type="float" office:value="0.545454545454545" calcext:value-type="float">
            <text:p>0,54545</text:p>
          </table:table-cell>
          <table:table-cell office:value-type="float" office:value="0.481060606060606" calcext:value-type="float">
            <text:p>0,48106</text:p>
          </table:table-cell>
          <table:table-cell office:value-type="float" office:value="0.579545454545455" calcext:value-type="float">
            <text:p>0,57955</text:p>
          </table:table-cell>
          <table:table-cell office:value-type="float" office:value="0.757575757575758" calcext:value-type="float">
            <text:p>0,75758</text:p>
          </table:table-cell>
          <table:table-cell/>
        </table:table-row>
        <table:table-row table:style-name="ro1">
          <table:table-cell office:value-type="string" calcext:value-type="string">
            <text:p>US29</text:p>
          </table:table-cell>
          <table:table-cell office:value-type="float" office:value="0.622222222222222" calcext:value-type="float">
            <text:p>0,62222</text:p>
          </table:table-cell>
          <table:table-cell office:value-type="float" office:value="0.677777777777778" calcext:value-type="float">
            <text:p>0,67778</text:p>
          </table:table-cell>
          <table:table-cell office:value-type="float" office:value="0.577777777777778" calcext:value-type="float">
            <text:p>0,57778</text:p>
          </table:table-cell>
          <table:table-cell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" calcext:value-type="float">
            <text:p>0,60000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33333333333333" calcext:value-type="float">
            <text:p>0,63333</text:p>
          </table:table-cell>
          <table:table-cell office:value-type="float" office:value="0.644444444444444" calcext:value-type="float">
            <text:p>0,64444</text:p>
          </table:table-cell>
          <table:table-cell office:value-type="float" office:value="0.8" calcext:value-type="float">
            <text:p>0,80000</text:p>
          </table:table-cell>
          <table:table-cell office:value-type="float" office:value="0.611111111111111" calcext:value-type="float">
            <text:p>0,61111</text:p>
          </table:table-cell>
          <table:table-cell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office:value-type="string" calcext:value-type="string">
            <text:p>US3</text:p>
          </table:table-cell>
          <table:table-cell office:value-type="float" office:value="0.64367816091954" calcext:value-type="float">
            <text:p>0,64368</text:p>
          </table:table-cell>
          <table:table-cell office:value-type="float" office:value="0.844827586206896" calcext:value-type="float">
            <text:p>0,84483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26436781609195" calcext:value-type="float">
            <text:p>0,62644</text:p>
          </table:table-cell>
          <table:table-cell office:value-type="float" office:value="0.485632183908046" calcext:value-type="float">
            <text:p>0,48563</text:p>
          </table:table-cell>
          <table:table-cell office:value-type="float" office:value="0.528735632183908" calcext:value-type="float">
            <text:p>0,5287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69540229885057" calcext:value-type="float">
            <text:p>0,66954</text:p>
          </table:table-cell>
          <table:table-cell office:value-type="float" office:value="0.431034482758621" calcext:value-type="float">
            <text:p>0,43103</text:p>
          </table:table-cell>
          <table:table-cell office:value-type="float" office:value="0.71264367816092" calcext:value-type="float">
            <text:p>0,7126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86781609195402" calcext:value-type="float">
            <text:p>0,68678</text:p>
          </table:table-cell>
          <table:table-cell/>
        </table:table-row>
        <table:table-row table:style-name="ro1">
          <table:table-cell office:value-type="string" calcext:value-type="string">
            <text:p>US30</text:p>
          </table:table-cell>
          <table:table-cell office:value-type="float" office:value="0.490909090909091" calcext:value-type="float">
            <text:p>0,49091</text:p>
          </table:table-cell>
          <table:table-cell office:value-type="float" office:value="0.539393939393939" calcext:value-type="float">
            <text:p>0,53939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454545454545455" calcext:value-type="float">
            <text:p>0,45455</text:p>
          </table:table-cell>
          <table:table-cell office:value-type="float" office:value="0.512121212121212" calcext:value-type="float">
            <text:p>0,51212</text:p>
          </table:table-cell>
          <table:table-cell office:value-type="float" office:value="0.575757575757576" calcext:value-type="float">
            <text:p>0,57576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533333333333333" calcext:value-type="float">
            <text:p>0,53333</text:p>
          </table:table-cell>
          <table:table-cell office:value-type="float" office:value="0.742424242424242" calcext:value-type="float">
            <text:p>0,74242</text:p>
          </table:table-cell>
          <table:table-cell office:value-type="float" office:value="0.678787878787879" calcext:value-type="float">
            <text:p>0,67879</text:p>
          </table:table-cell>
          <table:table-cell office:value-type="float" office:value="0.696969696969697" calcext:value-type="float">
            <text:p>0,69697</text:p>
          </table:table-cell>
          <table:table-cell office:value-type="float" office:value="0.684848484848485" calcext:value-type="float">
            <text:p>0,68485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float" office:value="0.672955974842767" calcext:value-type="float">
            <text:p>0,67296</text:p>
          </table:table-cell>
          <table:table-cell table:number-columns-repeated="2" office:value-type="float" office:value="0.580188679245283" calcext:value-type="float">
            <text:p>0,58019</text:p>
          </table:table-cell>
          <table:table-cell office:value-type="float" office:value="0.599056603773585" calcext:value-type="float">
            <text:p>0,59906</text:p>
          </table:table-cell>
          <table:table-cell office:value-type="float" office:value="0.533018867924528" calcext:value-type="float">
            <text:p>0,53302</text:p>
          </table:table-cell>
          <table:table-cell office:value-type="float" office:value="0.504716981132076" calcext:value-type="float">
            <text:p>0,50472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80188679245283" calcext:value-type="float">
            <text:p>0,58019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5188679245283" calcext:value-type="float">
            <text:p>0,55189</text:p>
          </table:table-cell>
          <table:table-cell office:value-type="float" office:value="0.672955974842767" calcext:value-type="float">
            <text:p>0,67296</text:p>
          </table:table-cell>
          <table:table-cell office:value-type="float" office:value="0.74685534591195" calcext:value-type="float">
            <text:p>0,74686</text:p>
          </table:table-cell>
          <table:table-cell/>
        </table:table-row>
        <table:table-row table:style-name="ro1">
          <table:table-cell office:value-type="string" calcext:value-type="string">
            <text:p>US5</text:p>
          </table:table-cell>
          <table:table-cell office:value-type="float" office:value="0.590277777777778" calcext:value-type="float">
            <text:p>0,59028</text:p>
          </table:table-cell>
          <table:table-cell office:value-type="float" office:value="0.472222222222222" calcext:value-type="float">
            <text:p>0,47222</text:p>
          </table:table-cell>
          <table:table-cell office:value-type="float" office:value="0.506944444444444" calcext:value-type="float">
            <text:p>0,50694</text:p>
          </table:table-cell>
          <table:table-cell office:value-type="float" office:value="0.531944444444444" calcext:value-type="float">
            <text:p>0,53194</text:p>
          </table:table-cell>
          <table:table-cell office:value-type="float" office:value="0.601388888888889" calcext:value-type="float">
            <text:p>0,60139</text:p>
          </table:table-cell>
          <table:table-cell office:value-type="float" office:value="0.494444444444444" calcext:value-type="float">
            <text:p>0,49444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79166666666667" calcext:value-type="float">
            <text:p>0,57917</text:p>
          </table:table-cell>
          <table:table-cell office:value-type="float" office:value="0.572222222222222" calcext:value-type="float">
            <text:p>0,57222</text:p>
          </table:table-cell>
          <table:table-cell office:value-type="float" office:value="0.6125" calcext:value-type="float">
            <text:p>0,61250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94444444444444" calcext:value-type="float">
            <text:p>0,59444</text:p>
          </table:table-cell>
          <table:table-cell/>
        </table:table-row>
        <table:table-row table:style-name="ro1">
          <table:table-cell office:value-type="string" calcext:value-type="string">
            <text:p>US6</text:p>
          </table:table-cell>
          <table:table-cell office:value-type="float" office:value="0.553088803088803" calcext:value-type="float">
            <text:p>0,55309</text:p>
          </table:table-cell>
          <table:table-cell office:value-type="float" office:value="0.454633204633205" calcext:value-type="float">
            <text:p>0,45463</text:p>
          </table:table-cell>
          <table:table-cell office:value-type="float" office:value="0.665057915057915" calcext:value-type="float">
            <text:p>0,66506</text:p>
          </table:table-cell>
          <table:table-cell office:value-type="float" office:value="0.58011583011583" calcext:value-type="float">
            <text:p>0,58012</text:p>
          </table:table-cell>
          <table:table-cell office:value-type="float" office:value="0.522200772200772" calcext:value-type="float">
            <text:p>0,52220</text:p>
          </table:table-cell>
          <table:table-cell office:value-type="float" office:value="0.445945945945946" calcext:value-type="float">
            <text:p>0,44595</text:p>
          </table:table-cell>
          <table:table-cell office:value-type="float" office:value="0.511583011583012" calcext:value-type="float">
            <text:p>0,51158</text:p>
          </table:table-cell>
          <table:table-cell office:value-type="float" office:value="0.574324324324324" calcext:value-type="float">
            <text:p>0,57432</text:p>
          </table:table-cell>
          <table:table-cell office:value-type="float" office:value="0.623552123552124" calcext:value-type="float">
            <text:p>0,62355</text:p>
          </table:table-cell>
          <table:table-cell office:value-type="float" office:value="0.596525096525097" calcext:value-type="float">
            <text:p>0,59653</text:p>
          </table:table-cell>
          <table:table-cell office:value-type="float" office:value="0.555984555984556" calcext:value-type="float">
            <text:p>0,55598</text:p>
          </table:table-cell>
          <table:table-cell office:value-type="float" office:value="0.632239382239382" calcext:value-type="float">
            <text:p>0,63224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float" office:value="0.619241192411924" calcext:value-type="float">
            <text:p>0,61924</text:p>
          </table:table-cell>
          <table:table-cell office:value-type="float" office:value="0.533875338753388" calcext:value-type="float">
            <text:p>0,53388</text:p>
          </table:table-cell>
          <table:table-cell office:value-type="float" office:value="0.705962059620596" calcext:value-type="float">
            <text:p>0,70596</text:p>
          </table:table-cell>
          <table:table-cell office:value-type="float" office:value="0.601626016260163" calcext:value-type="float">
            <text:p>0,60163</text:p>
          </table:table-cell>
          <table:table-cell office:value-type="float" office:value="0.451219512195122" calcext:value-type="float">
            <text:p>0,45122</text:p>
          </table:table-cell>
          <table:table-cell office:value-type="float" office:value="0.570460704607046" calcext:value-type="float">
            <text:p>0,57046</text:p>
          </table:table-cell>
          <table:table-cell office:value-type="float" office:value="0.502710027100271" calcext:value-type="float">
            <text:p>0,50271</text:p>
          </table:table-cell>
          <table:table-cell office:value-type="float" office:value="0.531165311653117" calcext:value-type="float">
            <text:p>0,53117</text:p>
          </table:table-cell>
          <table:table-cell office:value-type="float" office:value="0.655826558265583" calcext:value-type="float">
            <text:p>0,65583</text:p>
          </table:table-cell>
          <table:table-cell office:value-type="float" office:value="0.551490514905149" calcext:value-type="float">
            <text:p>0,55149</text:p>
          </table:table-cell>
          <table:table-cell office:value-type="float" office:value="0.686991869918699" calcext:value-type="float">
            <text:p>0,68699</text:p>
          </table:table-cell>
          <table:table-cell office:value-type="float" office:value="0.699186991869919" calcext:value-type="float">
            <text:p>0,69919</text:p>
          </table:table-cell>
          <table:table-cell/>
        </table:table-row>
        <table:table-row table:style-name="ro1">
          <table:table-cell office:value-type="string" calcext:value-type="string">
            <text:p>US8</text:p>
          </table:table-cell>
          <table:table-cell office:value-type="float" office:value="0.636212624584718" calcext:value-type="float">
            <text:p>0,63621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624584717607973" calcext:value-type="float">
            <text:p>0,62458</text:p>
          </table:table-cell>
          <table:table-cell office:value-type="float" office:value="0.564784053156146" calcext:value-type="float">
            <text:p>0,56478</text:p>
          </table:table-cell>
          <table:table-cell office:value-type="float" office:value="0.598006644518272" calcext:value-type="float">
            <text:p>0,59801</text:p>
          </table:table-cell>
          <table:table-cell office:value-type="float" office:value="0.46843853820598" calcext:value-type="float">
            <text:p>0,46844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57641196013289" calcext:value-type="float">
            <text:p>0,57641</text:p>
          </table:table-cell>
          <table:table-cell office:value-type="float" office:value="0.634551495016611" calcext:value-type="float">
            <text:p>0,63455</text:p>
          </table:table-cell>
          <table:table-cell office:value-type="float" office:value="0.622923588039867" calcext:value-type="float">
            <text:p>0,62292</text:p>
          </table:table-cell>
          <table:table-cell office:value-type="float" office:value="0.453488372093023" calcext:value-type="float">
            <text:p>0,45349</text:p>
          </table:table-cell>
          <table:table-cell office:value-type="float" office:value="0.548172757475083" calcext:value-type="float">
            <text:p>0,54817</text:p>
          </table:table-cell>
          <table:table-cell/>
        </table:table-row>
        <table:table-row table:style-name="ro1">
          <table:table-cell office:value-type="string" calcext:value-type="string">
            <text:p>US9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438888888888889" calcext:value-type="float">
            <text:p>0,43889</text:p>
          </table:table-cell>
          <table:table-cell office:value-type="float" office:value="0.516666666666667" calcext:value-type="float">
            <text:p>0,51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538888888888889" calcext:value-type="float">
            <text:p>0,53889</text:p>
          </table:table-cell>
          <table:table-cell office:value-type="float" office:value="0.561111111111111" calcext:value-type="float">
            <text:p>0,56111</text:p>
          </table:table-cell>
          <table:table-cell table:number-columns-repeated="2" office:value-type="float" office:value="0.611111111111111" calcext:value-type="float">
            <text:p>0,61111</text:p>
          </table:table-cell>
          <table:table-cell office:value-type="float" office:value="0.583333333333333" calcext:value-type="float">
            <text:p>0,58333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05555555555556" calcext:value-type="float">
            <text:p>0,50556</text:p>
          </table:table-cell>
          <table:table-cell office:value-type="float" office:value="0.477777777777778" calcext:value-type="float">
            <text:p>0,47778</text:p>
          </table:table-cell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10" table:formula="of:=AVERAGE([.B3:.B32])" office:value-type="float" office:value="0.63601291113843" calcext:value-type="float">
            <text:p>0,63601</text:p>
          </table:table-cell>
          <table:table-cell table:style-name="ce10" table:formula="of:=AVERAGE([.C3:.C32])" office:value-type="float" office:value="0.606571988944808" calcext:value-type="float">
            <text:p>0,60657</text:p>
          </table:table-cell>
          <table:table-cell table:style-name="ce10" table:formula="of:=AVERAGE([.D3:.D32])" office:value-type="float" office:value="0.61618144151388" calcext:value-type="float">
            <text:p>0,61618</text:p>
          </table:table-cell>
          <table:table-cell table:style-name="ce10" table:formula="of:=AVERAGE([.E3:.E32])" office:value-type="float" office:value="0.6326317836679" calcext:value-type="float">
            <text:p>0,63263</text:p>
          </table:table-cell>
          <table:table-cell table:style-name="ce10" table:formula="of:=AVERAGE([.F3:.F32])" office:value-type="float" office:value="0.606799910433808" calcext:value-type="float">
            <text:p>0,60680</text:p>
          </table:table-cell>
          <table:table-cell table:style-name="ce10" table:formula="of:=AVERAGE([.G3:.G32])" office:value-type="float" office:value="0.593575319000358" calcext:value-type="float">
            <text:p>0,59358</text:p>
          </table:table-cell>
          <table:table-cell table:style-name="ce10" table:formula="of:=AVERAGE([.H3:.H32])" office:value-type="float" office:value="0.607424901879535" calcext:value-type="float">
            <text:p>0,60742</text:p>
          </table:table-cell>
          <table:table-cell table:style-name="ce10" table:formula="of:=AVERAGE([.I3:.I32])" office:value-type="float" office:value="0.619885269888033" calcext:value-type="float">
            <text:p>0,61989</text:p>
          </table:table-cell>
          <table:table-cell table:style-name="ce10" table:formula="of:=AVERAGE([.J3:.J32])" office:value-type="float" office:value="0.630961720237628" calcext:value-type="float">
            <text:p>0,63096</text:p>
          </table:table-cell>
          <table:table-cell table:style-name="ce10" table:formula="of:=AVERAGE([.K3:.K32])" office:value-type="float" office:value="0.658962053107114" calcext:value-type="float">
            <text:p>0,65896</text:p>
          </table:table-cell>
          <table:table-cell table:style-name="ce10" table:formula="of:=AVERAGE([.L3:.L32])" office:value-type="float" office:value="0.650344552971566" calcext:value-type="float">
            <text:p>0,65034</text:p>
          </table:table-cell>
          <table:table-cell table:style-name="ce10" table:formula="of:=AVERAGE([.M3:.M32])" office:value-type="float" office:value="0.645462512747052" calcext:value-type="float">
            <text:p>0,64546</text:p>
          </table:table-cell>
          <table:table-cell table:style-name="ce10"/>
        </table:table-row>
        <table:table-row table:style-name="ro1">
          <table:table-cell table:style-name="ce10" table:number-columns-repeated="14"/>
        </table:table-row>
        <table:table-row table:style-name="ro1">
          <table:table-cell table:style-name="ce10" table:number-columns-repeated="14"/>
        </table:table-row>
      </table:table>
      <table:table table:name="f_score_singolo_file" table:style-name="ta1">
        <table:table-column table:style-name="co1" table:number-columns-repeated="13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office:value-type="string" calcext:value-type="string">
            <text:p>US1</text:p>
          </table:table-cell>
          <table:table-cell office:value-type="float" office:value="0.787280701754386" calcext:value-type="float">
            <text:p>0,78728</text:p>
          </table:table-cell>
          <table:table-cell office:value-type="float" office:value="0.785087719298246" calcext:value-type="float">
            <text:p>0,78509</text:p>
          </table:table-cell>
          <table:table-cell office:value-type="float" office:value="0.673245614035088" calcext:value-type="float">
            <text:p>0,67325</text:p>
          </table:table-cell>
          <table:table-cell office:value-type="float" office:value="0.646929824561403" calcext:value-type="float">
            <text:p>0,64693</text:p>
          </table:table-cell>
          <table:table-cell office:value-type="float" office:value="0.541666666666667" calcext:value-type="float">
            <text:p>0,54167</text:p>
          </table:table-cell>
          <table:table-cell office:value-type="float" office:value="0.557017543859649" calcext:value-type="float">
            <text:p>0,55702</text:p>
          </table:table-cell>
          <table:table-cell office:value-type="float" office:value="0.771929824561403" calcext:value-type="float">
            <text:p>0,77193</text:p>
          </table:table-cell>
          <table:table-cell office:value-type="float" office:value="0.730263157894737" calcext:value-type="float">
            <text:p>0,73026</text:p>
          </table:table-cell>
          <table:table-cell office:value-type="float" office:value="0.741228070175439" calcext:value-type="float">
            <text:p>0,74123</text:p>
          </table:table-cell>
          <table:table-cell office:value-type="float" office:value="0.68859649122807" calcext:value-type="float">
            <text:p>0,68860</text:p>
          </table:table-cell>
          <table:table-cell office:value-type="float" office:value="0.866228070175439" calcext:value-type="float">
            <text:p>0,86623</text:p>
          </table:table-cell>
          <table:table-cell office:value-type="float" office:value="0.782894736842105" calcext:value-type="float">
            <text:p>0,78289</text:p>
          </table:table-cell>
          <table:table-cell/>
        </table:table-row>
        <table:table-row table:style-name="ro1">
          <table:table-cell office:value-type="string" calcext:value-type="string">
            <text:p>US10</text:p>
          </table:table-cell>
          <table:table-cell office:value-type="float" office:value="0.635416666666667" calcext:value-type="float">
            <text:p>0,63542</text:p>
          </table:table-cell>
          <table:table-cell office:value-type="float" office:value="0.65625" calcext:value-type="float">
            <text:p>0,65625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677083333333333" calcext:value-type="float">
            <text:p>0,67708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47916666666667" calcext:value-type="float">
            <text:p>0,44792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625" calcext:value-type="float">
            <text:p>0,62500</text:p>
          </table:table-cell>
          <table:table-cell/>
        </table:table-row>
        <table:table-row table:style-name="ro1">
          <table:table-cell office:value-type="string" calcext:value-type="string">
            <text:p>US11</text:p>
          </table:table-cell>
          <table:table-cell office:value-type="float" office:value="0.589285714285714" calcext:value-type="float">
            <text:p>0,58929</text:p>
          </table:table-cell>
          <table:table-cell office:value-type="float" office:value="0.446428571428571" calcext:value-type="float">
            <text:p>0,44643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651785714285714" calcext:value-type="float">
            <text:p>0,65179</text:p>
          </table:table-cell>
          <table:table-cell office:value-type="float" office:value="0.678571428571429" calcext:value-type="float">
            <text:p>0,67857</text:p>
          </table:table-cell>
          <table:table-cell office:value-type="float" office:value="0.553571428571429" calcext:value-type="float">
            <text:p>0,55357</text:p>
          </table:table-cell>
          <table:table-cell office:value-type="float" office:value="0.455357142857143" calcext:value-type="float">
            <text:p>0,45536</text:p>
          </table:table-cell>
          <table:table-cell office:value-type="float" office:value="0.633928571428571" calcext:value-type="float">
            <text:p>0,63393</text:p>
          </table:table-cell>
          <table:table-cell office:value-type="float" office:value="0.901785714285714" calcext:value-type="float">
            <text:p>0,90179</text:p>
          </table:table-cell>
          <table:table-cell office:value-type="float" office:value="0.910714285714286" calcext:value-type="float">
            <text:p>0,91071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91071428571429" calcext:value-type="float">
            <text:p>0,49107</text:p>
          </table:table-cell>
          <table:table-cell/>
        </table:table-row>
        <table:table-row table:style-name="ro1">
          <table:table-cell office:value-type="string" calcext:value-type="string">
            <text:p>US12</text:p>
          </table:table-cell>
          <table:table-cell office:value-type="float" office:value="0.903846153846154" calcext:value-type="float">
            <text:p>0,90385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721153846153846" calcext:value-type="float">
            <text:p>0,72115</text:p>
          </table:table-cell>
          <table:table-cell table:number-columns-repeated="2" office:value-type="float" office:value="0.826923076923077" calcext:value-type="float">
            <text:p>0,82692</text:p>
          </table:table-cell>
          <table:table-cell office:value-type="float" office:value="0.980769230769231" calcext:value-type="float">
            <text:p>0,98077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788461538461538" calcext:value-type="float">
            <text:p>0,78846</text:p>
          </table:table-cell>
          <table:table-cell office:value-type="float" office:value="0.798076923076923" calcext:value-type="float">
            <text:p>0,79808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826923076923077" calcext:value-type="float">
            <text:p>0,82692</text:p>
          </table:table-cell>
          <table:table-cell/>
        </table:table-row>
        <table:table-row table:style-name="ro1">
          <table:table-cell office:value-type="string" calcext:value-type="string">
            <text:p>US13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84126984127" calcext:value-type="float">
            <text:p>0,61984</text:p>
          </table:table-cell>
          <table:table-cell office:value-type="float" office:value="0.649206349206349" calcext:value-type="float">
            <text:p>0,64921</text:p>
          </table:table-cell>
          <table:table-cell office:value-type="float" office:value="0.535714285714286" calcext:value-type="float">
            <text:p>0,53571</text:p>
          </table:table-cell>
          <table:table-cell office:value-type="float" office:value="0.733333333333333" calcext:value-type="float">
            <text:p>0,73333</text:p>
          </table:table-cell>
          <table:table-cell office:value-type="float" office:value="0.701587301587302" calcext:value-type="float">
            <text:p>0,70159</text:p>
          </table:table-cell>
          <table:table-cell office:value-type="float" office:value="0.683333333333333" calcext:value-type="float">
            <text:p>0,68333</text:p>
          </table:table-cell>
          <table:table-cell office:value-type="float" office:value="0.780952380952381" calcext:value-type="float">
            <text:p>0,78095</text:p>
          </table:table-cell>
          <table:table-cell office:value-type="float" office:value="0.493650793650794" calcext:value-type="float">
            <text:p>0,49365</text:p>
          </table:table-cell>
          <table:table-cell office:value-type="float" office:value="0.538095238095238" calcext:value-type="float">
            <text:p>0,53810</text:p>
          </table:table-cell>
          <table:table-cell office:value-type="float" office:value="0.741269841269841" calcext:value-type="float">
            <text:p>0,74127</text:p>
          </table:table-cell>
          <table:table-cell office:value-type="float" office:value="0.641269841269841" calcext:value-type="float">
            <text:p>0,64127</text:p>
          </table:table-cell>
          <table:table-cell/>
        </table:table-row>
        <table:table-row table:style-name="ro1">
          <table:table-cell office:value-type="string" calcext:value-type="string">
            <text:p>US14</text:p>
          </table:table-cell>
          <table:table-cell office:value-type="float" office:value="0.5" calcext:value-type="float">
            <text:p>0,50000</text:p>
          </table:table-cell>
          <table:table-cell office:value-type="float" office:value="0.626811594202899" calcext:value-type="float">
            <text:p>0,62681</text:p>
          </table:table-cell>
          <table:table-cell office:value-type="float" office:value="0.493961352657005" calcext:value-type="float">
            <text:p>0,49396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82125603864734" calcext:value-type="float">
            <text:p>0,58213</text:p>
          </table:table-cell>
          <table:table-cell office:value-type="float" office:value="0.538647342995169" calcext:value-type="float">
            <text:p>0,53865</text:p>
          </table:table-cell>
          <table:table-cell office:value-type="float" office:value="0.548309178743961" calcext:value-type="float">
            <text:p>0,54831</text:p>
          </table:table-cell>
          <table:table-cell office:value-type="float" office:value="0.481884057971014" calcext:value-type="float">
            <text:p>0,48188</text:p>
          </table:table-cell>
          <table:table-cell office:value-type="float" office:value="0.526570048309179" calcext:value-type="float">
            <text:p>0,52657</text:p>
          </table:table-cell>
          <table:table-cell/>
        </table:table-row>
        <table:table-row table:style-name="ro1">
          <table:table-cell office:value-type="string" calcext:value-type="string">
            <text:p>US15</text:p>
          </table:table-cell>
          <table:table-cell office:value-type="float" office:value="0.694148936170213" calcext:value-type="float">
            <text:p>0,69415</text:p>
          </table:table-cell>
          <table:table-cell office:value-type="float" office:value="0.401595744680851" calcext:value-type="float">
            <text:p>0,40160</text:p>
          </table:table-cell>
          <table:table-cell office:value-type="float" office:value="0.526595744680851" calcext:value-type="float">
            <text:p>0,52660</text:p>
          </table:table-cell>
          <table:table-cell office:value-type="float" office:value="0.829787234042553" calcext:value-type="float">
            <text:p>0,82979</text:p>
          </table:table-cell>
          <table:table-cell office:value-type="float" office:value="0.683510638297872" calcext:value-type="float">
            <text:p>0,68351</text:p>
          </table:table-cell>
          <table:table-cell office:value-type="float" office:value="0.515957446808511" calcext:value-type="float">
            <text:p>0,51596</text:p>
          </table:table-cell>
          <table:table-cell office:value-type="float" office:value="0.808510638297872" calcext:value-type="float">
            <text:p>0,80851</text:p>
          </table:table-cell>
          <table:table-cell office:value-type="float" office:value="0.821808510638298" calcext:value-type="float">
            <text:p>0,82181</text:p>
          </table:table-cell>
          <table:table-cell office:value-type="float" office:value="0.925531914893617" calcext:value-type="float">
            <text:p>0,92553</text:p>
          </table:table-cell>
          <table:table-cell office:value-type="float" office:value="0.893617021276596" calcext:value-type="float">
            <text:p>0,89362</text:p>
          </table:table-cell>
          <table:table-cell office:value-type="float" office:value="0.904255319148936" calcext:value-type="float">
            <text:p>0,90426</text:p>
          </table:table-cell>
          <table:table-cell office:value-type="float" office:value="0.914893617021277" calcext:value-type="float">
            <text:p>0,91489</text:p>
          </table:table-cell>
          <table:table-cell/>
        </table:table-row>
        <table:table-row table:style-name="ro1">
          <table:table-cell office:value-type="string" calcext:value-type="string">
            <text:p>US16</text:p>
          </table:table-cell>
          <table:table-cell office:value-type="float" office:value="0.393939393939394" calcext:value-type="float">
            <text:p>0,39394</text:p>
          </table:table-cell>
          <table:table-cell office:value-type="float" office:value="0.467914438502674" calcext:value-type="float">
            <text:p>0,46791</text:p>
          </table:table-cell>
          <table:table-cell office:value-type="float" office:value="0.573083778966132" calcext:value-type="float">
            <text:p>0,5730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3172905525847" calcext:value-type="float">
            <text:p>0,52317</text:p>
          </table:table-cell>
          <table:table-cell office:value-type="float" office:value="0.553475935828877" calcext:value-type="float">
            <text:p>0,55348</text:p>
          </table:table-cell>
          <table:table-cell office:value-type="float" office:value="0.552584670231729" calcext:value-type="float">
            <text:p>0,55258</text:p>
          </table:table-cell>
          <table:table-cell office:value-type="float" office:value="0.537433155080214" calcext:value-type="float">
            <text:p>0,53743</text:p>
          </table:table-cell>
          <table:table-cell office:value-type="float" office:value="0.538324420677362" calcext:value-type="float">
            <text:p>0,53832</text:p>
          </table:table-cell>
          <table:table-cell office:value-type="float" office:value="0.512477718360071" calcext:value-type="float">
            <text:p>0,5124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7629233511586" calcext:value-type="float">
            <text:p>0,52763</text:p>
          </table:table-cell>
          <table:table-cell/>
        </table:table-row>
        <table:table-row table:style-name="ro1">
          <table:table-cell office:value-type="string" calcext:value-type="string">
            <text:p>US17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604347826086957" calcext:value-type="float">
            <text:p>0,60435</text:p>
          </table:table-cell>
          <table:table-cell office:value-type="float" office:value="0.73695652173913" calcext:value-type="float">
            <text:p>0,73696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560869565217391" calcext:value-type="float">
            <text:p>0,56087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482608695652174" calcext:value-type="float">
            <text:p>0,48261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504347826086956" calcext:value-type="float">
            <text:p>0,50435</text:p>
          </table:table-cell>
          <table:table-cell office:value-type="float" office:value="0.571739130434783" calcext:value-type="float">
            <text:p>0,57174</text:p>
          </table:table-cell>
          <table:table-cell office:value-type="float" office:value="0.482608695652174" calcext:value-type="float">
            <text:p>0,48261</text:p>
          </table:table-cell>
          <table:table-cell/>
        </table:table-row>
        <table:table-row table:style-name="ro1">
          <table:table-cell office:value-type="string" calcext:value-type="string">
            <text:p>US18</text:p>
          </table:table-cell>
          <table:table-cell office:value-type="float" office:value="0.606918238993711" calcext:value-type="float">
            <text:p>0,60692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433962264150943" calcext:value-type="float">
            <text:p>0,43396</text:p>
          </table:table-cell>
          <table:table-cell office:value-type="float" office:value="0.534591194968553" calcext:value-type="float">
            <text:p>0,53459</text:p>
          </table:table-cell>
          <table:table-cell office:value-type="float" office:value="0.49685534591195" calcext:value-type="float">
            <text:p>0,49686</text:p>
          </table:table-cell>
          <table:table-cell office:value-type="float" office:value="0.654088050314465" calcext:value-type="float">
            <text:p>0,65409</text:p>
          </table:table-cell>
          <table:table-cell office:value-type="float" office:value="0.682389937106918" calcext:value-type="float">
            <text:p>0,68239</text:p>
          </table:table-cell>
          <table:table-cell office:value-type="float" office:value="0.462264150943396" calcext:value-type="float">
            <text:p>0,46226</text:p>
          </table:table-cell>
          <table:table-cell office:value-type="float" office:value="0.610062893081761" calcext:value-type="float">
            <text:p>0,61006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867924528301887" calcext:value-type="float">
            <text:p>0,86792</text:p>
          </table:table-cell>
          <table:table-cell office:value-type="float" office:value="0.644654088050314" calcext:value-type="float">
            <text:p>0,64465</text:p>
          </table:table-cell>
          <table:table-cell/>
        </table:table-row>
        <table:table-row table:style-name="ro1">
          <table:table-cell office:value-type="string" calcext:value-type="string">
            <text:p>US19</text:p>
          </table:table-cell>
          <table:table-cell office:value-type="float" office:value="0.898148148148148" calcext:value-type="float">
            <text:p>0,89815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851851851851852" calcext:value-type="float">
            <text:p>0,85185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518518518518519" calcext:value-type="float">
            <text:p>0,5185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601851851851852" calcext:value-type="float">
            <text:p>0,60185</text:p>
          </table:table-cell>
          <table:table-cell office:value-type="float" office:value="0.722222222222222" calcext:value-type="float">
            <text:p>0,72222</text:p>
          </table:table-cell>
          <table:table-cell office:value-type="float" office:value="0.712962962962963" calcext:value-type="float">
            <text:p>0,71296</text:p>
          </table:table-cell>
          <table:table-cell office:value-type="float" office:value="0.564814814814815" calcext:value-type="float">
            <text:p>0,56481</text:p>
          </table:table-cell>
          <table:table-cell office:value-type="float" office:value="0.574074074074074" calcext:value-type="float">
            <text:p>0,57407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office:value-type="string" calcext:value-type="string">
            <text:p>US20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584448160535117" calcext:value-type="float">
            <text:p>0,58445</text:p>
          </table:table-cell>
          <table:table-cell office:value-type="float" office:value="0.505852842809365" calcext:value-type="float">
            <text:p>0,50585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440635451505017" calcext:value-type="float">
            <text:p>0,44064</text:p>
          </table:table-cell>
          <table:table-cell office:value-type="float" office:value="0.451505016722408" calcext:value-type="float">
            <text:p>0,45151</text:p>
          </table:table-cell>
          <table:table-cell office:value-type="float" office:value="0.6061872909699" calcext:value-type="float">
            <text:p>0,60619</text:p>
          </table:table-cell>
          <table:table-cell office:value-type="float" office:value="0.535117056856187" calcext:value-type="float">
            <text:p>0,53512</text:p>
          </table:table-cell>
          <table:table-cell office:value-type="float" office:value="0.627926421404682" calcext:value-type="float">
            <text:p>0,62793</text:p>
          </table:table-cell>
          <table:table-cell office:value-type="float" office:value="0.611204013377926" calcext:value-type="float">
            <text:p>0,61120</text:p>
          </table:table-cell>
          <table:table-cell office:value-type="float" office:value="0.677257525083612" calcext:value-type="float">
            <text:p>0,67726</text:p>
          </table:table-cell>
          <table:table-cell office:value-type="float" office:value="0.649665551839465" calcext:value-type="float">
            <text:p>0,64967</text:p>
          </table:table-cell>
          <table:table-cell/>
        </table:table-row>
        <table:table-row table:style-name="ro1">
          <table:table-cell office:value-type="string" calcext:value-type="string">
            <text:p>US21</text:p>
          </table:table-cell>
          <table:table-cell office:value-type="float" office:value="0.82051282051282" calcext:value-type="float">
            <text:p>0,82051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 office:value-type="float" office:value="0.794871794871795" calcext:value-type="float">
            <text:p>0,79487</text:p>
          </table:table-cell>
          <table:table-cell table:number-columns-repeated="2" office:value-type="float" office:value="0.833333333333333" calcext:value-type="float">
            <text:p>0,83333</text:p>
          </table:table-cell>
          <table:table-cell office:value-type="float" office:value="0.91025641025641" calcext:value-type="float">
            <text:p>0,91026</text:p>
          </table:table-cell>
          <table:table-cell office:value-type="float" office:value="0.858974358974359" calcext:value-type="float">
            <text:p>0,85897</text:p>
          </table:table-cell>
          <table:table-cell office:value-type="float" office:value="0.756410256410256" calcext:value-type="float">
            <text:p>0,75641</text:p>
          </table:table-cell>
          <table:table-cell office:value-type="float" office:value="0.769230769230769" calcext:value-type="float">
            <text:p>0,76923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/>
        </table:table-row>
        <table:table-row table:style-name="ro1">
          <table:table-cell office:value-type="string" calcext:value-type="string">
            <text:p>US22</text:p>
          </table:table-cell>
          <table:table-cell office:value-type="float" office:value="0.402173913043478" calcext:value-type="float">
            <text:p>0,40217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8695652173913" calcext:value-type="float">
            <text:p>0,58696</text:p>
          </table:table-cell>
          <table:table-cell office:value-type="float" office:value="0.690217391304348" calcext:value-type="float">
            <text:p>0,69022</text:p>
          </table:table-cell>
          <table:table-cell office:value-type="float" office:value="0.635869565217391" calcext:value-type="float">
            <text:p>0,63587</text:p>
          </table:table-cell>
          <table:table-cell office:value-type="float" office:value="0.532608695652174" calcext:value-type="float">
            <text:p>0,53261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70652173913043" calcext:value-type="float">
            <text:p>0,57065</text:p>
          </table:table-cell>
          <table:table-cell office:value-type="float" office:value="0.608695652173913" calcext:value-type="float">
            <text:p>0,60870</text:p>
          </table:table-cell>
          <table:table-cell office:value-type="float" office:value="0.733695652173913" calcext:value-type="float">
            <text:p>0,73370</text:p>
          </table:table-cell>
          <table:table-cell office:value-type="float" office:value="0.576086956521739" calcext:value-type="float">
            <text:p>0,57609</text:p>
          </table:table-cell>
          <table:table-cell office:value-type="float" office:value="0.58695652173913" calcext:value-type="float">
            <text:p>0,58696</text:p>
          </table:table-cell>
          <table:table-cell/>
        </table:table-row>
        <table:table-row table:style-name="ro1">
          <table:table-cell office:value-type="string" calcext:value-type="string">
            <text:p>US23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88888888888889" calcext:value-type="float">
            <text:p>0,68889</text:p>
          </table:table-cell>
          <table:table-cell office:value-type="float" office:value="0.911111111111111" calcext:value-type="float">
            <text:p>0,91111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777777777777778" calcext:value-type="float">
            <text:p>0,77778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44444444444444" calcext:value-type="float">
            <text:p>0,64444</text:p>
          </table:table-cell>
          <table:table-cell table:number-columns-repeated="2"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/>
        </table:table-row>
        <table:table-row table:style-name="ro1">
          <table:table-cell office:value-type="string" calcext:value-type="string">
            <text:p>US24</text:p>
          </table:table-cell>
          <table:table-cell office:value-type="float" office:value="0.621428571428571" calcext:value-type="float">
            <text:p>0,62143</text:p>
          </table:table-cell>
          <table:table-cell office:value-type="float" office:value="0.585714285714286" calcext:value-type="float">
            <text:p>0,58571</text:p>
          </table:table-cell>
          <table:table-cell office:value-type="float" office:value="0.452380952380952" calcext:value-type="float">
            <text:p>0,45238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047619047619" calcext:value-type="float">
            <text:p>0,61905</text:p>
          </table:table-cell>
          <table:table-cell office:value-type="float" office:value="0.692857142857143" calcext:value-type="float">
            <text:p>0,69286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478571428571429" calcext:value-type="float">
            <text:p>0,47857</text:p>
          </table:table-cell>
          <table:table-cell office:value-type="float" office:value="0.49047619047619" calcext:value-type="float">
            <text:p>0,49048</text:p>
          </table:table-cell>
          <table:table-cell office:value-type="float" office:value="0.528571428571429" calcext:value-type="float">
            <text:p>0,52857</text:p>
          </table:table-cell>
          <table:table-cell office:value-type="float" office:value="0.523809523809524" calcext:value-type="float">
            <text:p>0,52381</text:p>
          </table:table-cell>
          <table:table-cell office:value-type="float" office:value="0.621428571428571" calcext:value-type="float">
            <text:p>0,62143</text:p>
          </table:table-cell>
          <table:table-cell/>
        </table:table-row>
        <table:table-row table:style-name="ro1">
          <table:table-cell office:value-type="string" calcext:value-type="string">
            <text:p>US25</text:p>
          </table:table-cell>
          <table:table-cell office:value-type="float" office:value="0.514634146341463" calcext:value-type="float">
            <text:p>0,51463</text:p>
          </table:table-cell>
          <table:table-cell office:value-type="float" office:value="0.59390243902439" calcext:value-type="float">
            <text:p>0,59390</text:p>
          </table:table-cell>
          <table:table-cell office:value-type="float" office:value="0.568292682926829" calcext:value-type="float">
            <text:p>0,56829</text:p>
          </table:table-cell>
          <table:table-cell office:value-type="float" office:value="0.642682926829268" calcext:value-type="float">
            <text:p>0,64268</text:p>
          </table:table-cell>
          <table:table-cell office:value-type="float" office:value="0.507317073170732" calcext:value-type="float">
            <text:p>0,50732</text:p>
          </table:table-cell>
          <table:table-cell office:value-type="float" office:value="0.517073170731707" calcext:value-type="float">
            <text:p>0,51707</text:p>
          </table:table-cell>
          <table:table-cell office:value-type="float" office:value="0.439024390243902" calcext:value-type="float">
            <text:p>0,43902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18292682926829" calcext:value-type="float">
            <text:p>0,51829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475609756097561" calcext:value-type="float">
            <text:p>0,47561</text:p>
          </table:table-cell>
          <table:table-cell/>
        </table:table-row>
        <table:table-row table:style-name="ro1">
          <table:table-cell office:value-type="string" calcext:value-type="string">
            <text:p>US26</text:p>
          </table:table-cell>
          <table:table-cell office:value-type="float" office:value="0.634615384615385" calcext:value-type="float">
            <text:p>0,63462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423076923076923" calcext:value-type="float">
            <text:p>0,42308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519230769230769" calcext:value-type="float">
            <text:p>0,51923</text:p>
          </table:table-cell>
          <table:table-cell office:value-type="float" office:value="0.442307692307692" calcext:value-type="float">
            <text:p>0,44231</text:p>
          </table:table-cell>
          <table:table-cell office:value-type="float" office:value="0.528846153846154" calcext:value-type="float">
            <text:p>0,52885</text:p>
          </table:table-cell>
          <table:table-cell office:value-type="float" office:value="0.480769230769231" calcext:value-type="float">
            <text:p>0,48077</text:p>
          </table:table-cell>
          <table:table-cell office:value-type="float" office:value="0.451923076923077" calcext:value-type="float">
            <text:p>0,45192</text:p>
          </table:table-cell>
          <table:table-cell office:value-type="float" office:value="0.855769230769231" calcext:value-type="float">
            <text:p>0,85577</text:p>
          </table:table-cell>
          <table:table-cell office:value-type="float" office:value="0.586538461538462" calcext:value-type="float">
            <text:p>0,58654</text:p>
          </table:table-cell>
          <table:table-cell office:value-type="float" office:value="0.490384615384615" calcext:value-type="float">
            <text:p>0,49038</text:p>
          </table:table-cell>
          <table:table-cell/>
        </table:table-row>
        <table:table-row table:style-name="ro1">
          <table:table-cell office:value-type="string" calcext:value-type="string">
            <text:p>US27</text:p>
          </table:table-cell>
          <table:table-cell office:value-type="float" office:value="0.579268292682927" calcext:value-type="float">
            <text:p>0,57927</text:p>
          </table:table-cell>
          <table:table-cell office:value-type="float" office:value="0.714939024390244" calcext:value-type="float">
            <text:p>0,71494</text:p>
          </table:table-cell>
          <table:table-cell office:value-type="float" office:value="0.528963414634146" calcext:value-type="float">
            <text:p>0,52896</text:p>
          </table:table-cell>
          <table:table-cell table:number-columns-repeated="2" office:value-type="float" office:value="0.690548780487805" calcext:value-type="float">
            <text:p>0,69055</text:p>
          </table:table-cell>
          <table:table-cell office:value-type="float" office:value="0.702743902439024" calcext:value-type="float">
            <text:p>0,70274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28963414634146" calcext:value-type="float">
            <text:p>0,52896</text:p>
          </table:table-cell>
          <table:table-cell office:value-type="float" office:value="0.530487804878049" calcext:value-type="float">
            <text:p>0,53049</text:p>
          </table:table-cell>
          <table:table-cell office:value-type="float" office:value="0.542682926829268" calcext:value-type="float">
            <text:p>0,54268</text:p>
          </table:table-cell>
          <table:table-cell table:number-columns-repeated="2" office:value-type="float" office:value="0.5" calcext:value-type="float">
            <text:p>0,50000</text:p>
          </table:table-cell>
          <table:table-cell/>
        </table:table-row>
        <table:table-row table:style-name="ro1">
          <table:table-cell office:value-type="string" calcext:value-type="string">
            <text:p>US28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488636363636364" calcext:value-type="float">
            <text:p>0,48864</text:p>
          </table:table-cell>
          <table:table-cell office:value-type="float" office:value="0.537878787878788" calcext:value-type="float">
            <text:p>0,53788</text:p>
          </table:table-cell>
          <table:table-cell office:value-type="float" office:value="0.568181818181818" calcext:value-type="float">
            <text:p>0,56818</text:p>
          </table:table-cell>
          <table:table-cell table:number-columns-repeated="2" office:value-type="float" office:value="0.659090909090909" calcext:value-type="float">
            <text:p>0,65909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662878787878788" calcext:value-type="float">
            <text:p>0,66288</text:p>
          </table:table-cell>
          <table:table-cell office:value-type="float" office:value="0.545454545454545" calcext:value-type="float">
            <text:p>0,54545</text:p>
          </table:table-cell>
          <table:table-cell office:value-type="float" office:value="0.481060606060606" calcext:value-type="float">
            <text:p>0,48106</text:p>
          </table:table-cell>
          <table:table-cell office:value-type="float" office:value="0.579545454545455" calcext:value-type="float">
            <text:p>0,57955</text:p>
          </table:table-cell>
          <table:table-cell office:value-type="float" office:value="0.757575757575758" calcext:value-type="float">
            <text:p>0,75758</text:p>
          </table:table-cell>
          <table:table-cell/>
        </table:table-row>
        <table:table-row table:style-name="ro1">
          <table:table-cell office:value-type="string" calcext:value-type="string">
            <text:p>US29</text:p>
          </table:table-cell>
          <table:table-cell office:value-type="float" office:value="0.622222222222222" calcext:value-type="float">
            <text:p>0,62222</text:p>
          </table:table-cell>
          <table:table-cell office:value-type="float" office:value="0.677777777777778" calcext:value-type="float">
            <text:p>0,67778</text:p>
          </table:table-cell>
          <table:table-cell office:value-type="float" office:value="0.577777777777778" calcext:value-type="float">
            <text:p>0,57778</text:p>
          </table:table-cell>
          <table:table-cell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" calcext:value-type="float">
            <text:p>0,60000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33333333333333" calcext:value-type="float">
            <text:p>0,63333</text:p>
          </table:table-cell>
          <table:table-cell office:value-type="float" office:value="0.644444444444444" calcext:value-type="float">
            <text:p>0,64444</text:p>
          </table:table-cell>
          <table:table-cell office:value-type="float" office:value="0.8" calcext:value-type="float">
            <text:p>0,80000</text:p>
          </table:table-cell>
          <table:table-cell office:value-type="float" office:value="0.611111111111111" calcext:value-type="float">
            <text:p>0,61111</text:p>
          </table:table-cell>
          <table:table-cell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office:value-type="string" calcext:value-type="string">
            <text:p>US3</text:p>
          </table:table-cell>
          <table:table-cell office:value-type="float" office:value="0.64367816091954" calcext:value-type="float">
            <text:p>0,64368</text:p>
          </table:table-cell>
          <table:table-cell office:value-type="float" office:value="0.844827586206896" calcext:value-type="float">
            <text:p>0,84483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26436781609195" calcext:value-type="float">
            <text:p>0,62644</text:p>
          </table:table-cell>
          <table:table-cell office:value-type="float" office:value="0.485632183908046" calcext:value-type="float">
            <text:p>0,48563</text:p>
          </table:table-cell>
          <table:table-cell office:value-type="float" office:value="0.528735632183908" calcext:value-type="float">
            <text:p>0,5287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69540229885057" calcext:value-type="float">
            <text:p>0,66954</text:p>
          </table:table-cell>
          <table:table-cell office:value-type="float" office:value="0.431034482758621" calcext:value-type="float">
            <text:p>0,43103</text:p>
          </table:table-cell>
          <table:table-cell office:value-type="float" office:value="0.71264367816092" calcext:value-type="float">
            <text:p>0,7126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86781609195402" calcext:value-type="float">
            <text:p>0,68678</text:p>
          </table:table-cell>
          <table:table-cell/>
        </table:table-row>
        <table:table-row table:style-name="ro1">
          <table:table-cell office:value-type="string" calcext:value-type="string">
            <text:p>US30</text:p>
          </table:table-cell>
          <table:table-cell office:value-type="float" office:value="0.490909090909091" calcext:value-type="float">
            <text:p>0,49091</text:p>
          </table:table-cell>
          <table:table-cell office:value-type="float" office:value="0.539393939393939" calcext:value-type="float">
            <text:p>0,53939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454545454545455" calcext:value-type="float">
            <text:p>0,45455</text:p>
          </table:table-cell>
          <table:table-cell office:value-type="float" office:value="0.512121212121212" calcext:value-type="float">
            <text:p>0,51212</text:p>
          </table:table-cell>
          <table:table-cell office:value-type="float" office:value="0.575757575757576" calcext:value-type="float">
            <text:p>0,57576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533333333333333" calcext:value-type="float">
            <text:p>0,53333</text:p>
          </table:table-cell>
          <table:table-cell office:value-type="float" office:value="0.742424242424242" calcext:value-type="float">
            <text:p>0,74242</text:p>
          </table:table-cell>
          <table:table-cell office:value-type="float" office:value="0.678787878787879" calcext:value-type="float">
            <text:p>0,67879</text:p>
          </table:table-cell>
          <table:table-cell office:value-type="float" office:value="0.696969696969697" calcext:value-type="float">
            <text:p>0,69697</text:p>
          </table:table-cell>
          <table:table-cell office:value-type="float" office:value="0.684848484848485" calcext:value-type="float">
            <text:p>0,68485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float" office:value="0.672955974842767" calcext:value-type="float">
            <text:p>0,67296</text:p>
          </table:table-cell>
          <table:table-cell table:number-columns-repeated="2" office:value-type="float" office:value="0.580188679245283" calcext:value-type="float">
            <text:p>0,58019</text:p>
          </table:table-cell>
          <table:table-cell office:value-type="float" office:value="0.599056603773585" calcext:value-type="float">
            <text:p>0,59906</text:p>
          </table:table-cell>
          <table:table-cell office:value-type="float" office:value="0.533018867924528" calcext:value-type="float">
            <text:p>0,53302</text:p>
          </table:table-cell>
          <table:table-cell office:value-type="float" office:value="0.504716981132076" calcext:value-type="float">
            <text:p>0,50472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80188679245283" calcext:value-type="float">
            <text:p>0,58019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5188679245283" calcext:value-type="float">
            <text:p>0,55189</text:p>
          </table:table-cell>
          <table:table-cell office:value-type="float" office:value="0.672955974842767" calcext:value-type="float">
            <text:p>0,67296</text:p>
          </table:table-cell>
          <table:table-cell office:value-type="float" office:value="0.74685534591195" calcext:value-type="float">
            <text:p>0,74686</text:p>
          </table:table-cell>
          <table:table-cell/>
        </table:table-row>
        <table:table-row table:style-name="ro1">
          <table:table-cell office:value-type="string" calcext:value-type="string">
            <text:p>US5</text:p>
          </table:table-cell>
          <table:table-cell office:value-type="float" office:value="0.590277777777778" calcext:value-type="float">
            <text:p>0,59028</text:p>
          </table:table-cell>
          <table:table-cell office:value-type="float" office:value="0.472222222222222" calcext:value-type="float">
            <text:p>0,47222</text:p>
          </table:table-cell>
          <table:table-cell office:value-type="float" office:value="0.506944444444444" calcext:value-type="float">
            <text:p>0,50694</text:p>
          </table:table-cell>
          <table:table-cell office:value-type="float" office:value="0.531944444444444" calcext:value-type="float">
            <text:p>0,53194</text:p>
          </table:table-cell>
          <table:table-cell office:value-type="float" office:value="0.601388888888889" calcext:value-type="float">
            <text:p>0,60139</text:p>
          </table:table-cell>
          <table:table-cell office:value-type="float" office:value="0.494444444444444" calcext:value-type="float">
            <text:p>0,49444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79166666666667" calcext:value-type="float">
            <text:p>0,57917</text:p>
          </table:table-cell>
          <table:table-cell office:value-type="float" office:value="0.572222222222222" calcext:value-type="float">
            <text:p>0,57222</text:p>
          </table:table-cell>
          <table:table-cell office:value-type="float" office:value="0.6125" calcext:value-type="float">
            <text:p>0,61250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94444444444444" calcext:value-type="float">
            <text:p>0,59444</text:p>
          </table:table-cell>
          <table:table-cell/>
        </table:table-row>
        <table:table-row table:style-name="ro1">
          <table:table-cell office:value-type="string" calcext:value-type="string">
            <text:p>US6</text:p>
          </table:table-cell>
          <table:table-cell office:value-type="float" office:value="0.553088803088803" calcext:value-type="float">
            <text:p>0,55309</text:p>
          </table:table-cell>
          <table:table-cell office:value-type="float" office:value="0.454633204633205" calcext:value-type="float">
            <text:p>0,45463</text:p>
          </table:table-cell>
          <table:table-cell office:value-type="float" office:value="0.665057915057915" calcext:value-type="float">
            <text:p>0,66506</text:p>
          </table:table-cell>
          <table:table-cell office:value-type="float" office:value="0.58011583011583" calcext:value-type="float">
            <text:p>0,58012</text:p>
          </table:table-cell>
          <table:table-cell office:value-type="float" office:value="0.522200772200772" calcext:value-type="float">
            <text:p>0,52220</text:p>
          </table:table-cell>
          <table:table-cell office:value-type="float" office:value="0.445945945945946" calcext:value-type="float">
            <text:p>0,44595</text:p>
          </table:table-cell>
          <table:table-cell office:value-type="float" office:value="0.511583011583012" calcext:value-type="float">
            <text:p>0,51158</text:p>
          </table:table-cell>
          <table:table-cell office:value-type="float" office:value="0.574324324324324" calcext:value-type="float">
            <text:p>0,57432</text:p>
          </table:table-cell>
          <table:table-cell office:value-type="float" office:value="0.623552123552124" calcext:value-type="float">
            <text:p>0,62355</text:p>
          </table:table-cell>
          <table:table-cell office:value-type="float" office:value="0.596525096525097" calcext:value-type="float">
            <text:p>0,59653</text:p>
          </table:table-cell>
          <table:table-cell office:value-type="float" office:value="0.555984555984556" calcext:value-type="float">
            <text:p>0,55598</text:p>
          </table:table-cell>
          <table:table-cell office:value-type="float" office:value="0.632239382239382" calcext:value-type="float">
            <text:p>0,63224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float" office:value="0.619241192411924" calcext:value-type="float">
            <text:p>0,61924</text:p>
          </table:table-cell>
          <table:table-cell office:value-type="float" office:value="0.533875338753388" calcext:value-type="float">
            <text:p>0,53388</text:p>
          </table:table-cell>
          <table:table-cell office:value-type="float" office:value="0.705962059620596" calcext:value-type="float">
            <text:p>0,70596</text:p>
          </table:table-cell>
          <table:table-cell office:value-type="float" office:value="0.601626016260163" calcext:value-type="float">
            <text:p>0,60163</text:p>
          </table:table-cell>
          <table:table-cell office:value-type="float" office:value="0.451219512195122" calcext:value-type="float">
            <text:p>0,45122</text:p>
          </table:table-cell>
          <table:table-cell office:value-type="float" office:value="0.570460704607046" calcext:value-type="float">
            <text:p>0,57046</text:p>
          </table:table-cell>
          <table:table-cell office:value-type="float" office:value="0.502710027100271" calcext:value-type="float">
            <text:p>0,50271</text:p>
          </table:table-cell>
          <table:table-cell office:value-type="float" office:value="0.531165311653117" calcext:value-type="float">
            <text:p>0,53117</text:p>
          </table:table-cell>
          <table:table-cell office:value-type="float" office:value="0.655826558265583" calcext:value-type="float">
            <text:p>0,65583</text:p>
          </table:table-cell>
          <table:table-cell office:value-type="float" office:value="0.551490514905149" calcext:value-type="float">
            <text:p>0,55149</text:p>
          </table:table-cell>
          <table:table-cell office:value-type="float" office:value="0.686991869918699" calcext:value-type="float">
            <text:p>0,68699</text:p>
          </table:table-cell>
          <table:table-cell office:value-type="float" office:value="0.699186991869919" calcext:value-type="float">
            <text:p>0,69919</text:p>
          </table:table-cell>
          <table:table-cell/>
        </table:table-row>
        <table:table-row table:style-name="ro1">
          <table:table-cell office:value-type="string" calcext:value-type="string">
            <text:p>US8</text:p>
          </table:table-cell>
          <table:table-cell office:value-type="float" office:value="0.636212624584718" calcext:value-type="float">
            <text:p>0,63621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624584717607973" calcext:value-type="float">
            <text:p>0,62458</text:p>
          </table:table-cell>
          <table:table-cell office:value-type="float" office:value="0.564784053156146" calcext:value-type="float">
            <text:p>0,56478</text:p>
          </table:table-cell>
          <table:table-cell office:value-type="float" office:value="0.598006644518272" calcext:value-type="float">
            <text:p>0,59801</text:p>
          </table:table-cell>
          <table:table-cell office:value-type="float" office:value="0.46843853820598" calcext:value-type="float">
            <text:p>0,46844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57641196013289" calcext:value-type="float">
            <text:p>0,57641</text:p>
          </table:table-cell>
          <table:table-cell office:value-type="float" office:value="0.634551495016611" calcext:value-type="float">
            <text:p>0,63455</text:p>
          </table:table-cell>
          <table:table-cell office:value-type="float" office:value="0.622923588039867" calcext:value-type="float">
            <text:p>0,62292</text:p>
          </table:table-cell>
          <table:table-cell office:value-type="float" office:value="0.453488372093023" calcext:value-type="float">
            <text:p>0,45349</text:p>
          </table:table-cell>
          <table:table-cell office:value-type="float" office:value="0.548172757475083" calcext:value-type="float">
            <text:p>0,54817</text:p>
          </table:table-cell>
          <table:table-cell/>
        </table:table-row>
        <table:table-row table:style-name="ro1">
          <table:table-cell office:value-type="string" calcext:value-type="string">
            <text:p>US9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438888888888889" calcext:value-type="float">
            <text:p>0,43889</text:p>
          </table:table-cell>
          <table:table-cell office:value-type="float" office:value="0.516666666666667" calcext:value-type="float">
            <text:p>0,51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538888888888889" calcext:value-type="float">
            <text:p>0,53889</text:p>
          </table:table-cell>
          <table:table-cell office:value-type="float" office:value="0.561111111111111" calcext:value-type="float">
            <text:p>0,56111</text:p>
          </table:table-cell>
          <table:table-cell table:number-columns-repeated="2" office:value-type="float" office:value="0.611111111111111" calcext:value-type="float">
            <text:p>0,61111</text:p>
          </table:table-cell>
          <table:table-cell office:value-type="float" office:value="0.583333333333333" calcext:value-type="float">
            <text:p>0,58333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05555555555556" calcext:value-type="float">
            <text:p>0,50556</text:p>
          </table:table-cell>
          <table:table-cell office:value-type="float" office:value="0.477777777777778" calcext:value-type="float">
            <text:p>0,47778</text:p>
          </table:table-cell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10" table:formula="of:=AVERAGE([.B3:.B32])" office:value-type="float" office:value="0.63601291113843" calcext:value-type="float">
            <text:p>0,63601</text:p>
          </table:table-cell>
          <table:table-cell table:style-name="ce10" table:formula="of:=AVERAGE([.C3:.C32])" office:value-type="float" office:value="0.606571988944808" calcext:value-type="float">
            <text:p>0,60657</text:p>
          </table:table-cell>
          <table:table-cell table:style-name="ce10" table:formula="of:=AVERAGE([.D3:.D32])" office:value-type="float" office:value="0.61618144151388" calcext:value-type="float">
            <text:p>0,61618</text:p>
          </table:table-cell>
          <table:table-cell table:style-name="ce10" table:formula="of:=AVERAGE([.E3:.E32])" office:value-type="float" office:value="0.6326317836679" calcext:value-type="float">
            <text:p>0,63263</text:p>
          </table:table-cell>
          <table:table-cell table:style-name="ce10" table:formula="of:=AVERAGE([.F3:.F32])" office:value-type="float" office:value="0.606799910433808" calcext:value-type="float">
            <text:p>0,60680</text:p>
          </table:table-cell>
          <table:table-cell table:style-name="ce10" table:formula="of:=AVERAGE([.G3:.G32])" office:value-type="float" office:value="0.593575319000358" calcext:value-type="float">
            <text:p>0,59358</text:p>
          </table:table-cell>
          <table:table-cell table:style-name="ce10" table:formula="of:=AVERAGE([.H3:.H32])" office:value-type="float" office:value="0.607424901879535" calcext:value-type="float">
            <text:p>0,60742</text:p>
          </table:table-cell>
          <table:table-cell table:style-name="ce10" table:formula="of:=AVERAGE([.I3:.I32])" office:value-type="float" office:value="0.619885269888033" calcext:value-type="float">
            <text:p>0,61989</text:p>
          </table:table-cell>
          <table:table-cell table:style-name="ce10" table:formula="of:=AVERAGE([.J3:.J32])" office:value-type="float" office:value="0.630961720237628" calcext:value-type="float">
            <text:p>0,63096</text:p>
          </table:table-cell>
          <table:table-cell table:style-name="ce10" table:formula="of:=AVERAGE([.K3:.K32])" office:value-type="float" office:value="0.658962053107114" calcext:value-type="float">
            <text:p>0,65896</text:p>
          </table:table-cell>
          <table:table-cell table:style-name="ce10" table:formula="of:=AVERAGE([.L3:.L32])" office:value-type="float" office:value="0.650344552971566" calcext:value-type="float">
            <text:p>0,65034</text:p>
          </table:table-cell>
          <table:table-cell table:style-name="ce10" table:formula="of:=AVERAGE([.M3:.M32])" office:value-type="float" office:value="0.645462512747052" calcext:value-type="float">
            <text:p>0,64546</text:p>
          </table:table-cell>
          <table:table-cell table:style-name="ce10"/>
        </table:table-row>
        <table:table-row table:style-name="ro1" table:number-rows-repeated="3">
          <table:table-cell table:style-name="ce10" table:number-columns-repeated="14"/>
        </table:table-row>
        <table:table-row table:style-name="ro1">
          <table:table-cell table:style-name="ce10" table:number-columns-repeated="14"/>
        </table:table-row>
      </table:table>
      <table:table table:name="risultati" table:style-name="ta1">
        <table:table-column table:style-name="co1" table:default-cell-style-name="ce20"/>
        <table:table-column table:style-name="co1" table:number-columns-repeated="21" table:default-cell-style-name="ce10"/>
        <table:table-row table:style-name="ro2">
          <table:table-cell table:style-name="ce19" office:value-type="string" calcext:value-type="string">
            <text:p>media fogli precedenti</text:p>
          </table:table-cell>
          <table:table-cell table:style-name="ce9" table:number-columns-repeated="12"/>
          <table:table-cell table:style-name="Default" table:number-columns-repeated="9"/>
        </table:table-row>
        <table:table-row table:style-name="ro2">
          <table:table-cell table:style-name="ce19"/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Default" table:number-columns-repeated="9"/>
        </table:table-row>
        <table:table-row table:style-name="ro2">
          <table:table-cell table:style-name="ce19" office:value-type="string" calcext:value-type="string">
            <text:p>medie</text:p>
          </table:table-cell>
          <table:table-cell table:style-name="Default" table:number-columns-repeated="21"/>
        </table:table-row>
        <table:table-row table:style-name="ro2">
          <table:table-cell table:style-name="ce19" office:value-type="string" calcext:value-type="string">
            <text:p>precision</text:p>
          </table:table-cell>
          <table:table-cell office:value-type="float" office:value="0.55228954460541" calcext:value-type="float">
            <text:p>0,55229</text:p>
          </table:table-cell>
          <table:table-cell office:value-type="float" office:value="0.546759204943935" calcext:value-type="float">
            <text:p>0,54676</text:p>
          </table:table-cell>
          <table:table-cell office:value-type="float" office:value="0.572047342556598" calcext:value-type="float">
            <text:p>0,57205</text:p>
          </table:table-cell>
          <table:table-cell office:value-type="float" office:value="0.555201760642261" calcext:value-type="float">
            <text:p>0,55520</text:p>
          </table:table-cell>
          <table:table-cell office:value-type="float" office:value="0.549435508511171" calcext:value-type="float">
            <text:p>0,54944</text:p>
          </table:table-cell>
          <table:table-cell office:value-type="float" office:value="0.544250735541433" calcext:value-type="float">
            <text:p>0,54425</text:p>
          </table:table-cell>
          <table:table-cell office:value-type="float" office:value="0.544805855113324" calcext:value-type="float">
            <text:p>0,54481</text:p>
          </table:table-cell>
          <table:table-cell office:value-type="float" office:value="0.558957437613783" calcext:value-type="float">
            <text:p>0,55896</text:p>
          </table:table-cell>
          <table:table-cell office:value-type="float" office:value="0.572572451999379" calcext:value-type="float">
            <text:p>0,57257</text:p>
          </table:table-cell>
          <table:table-cell office:value-type="float" office:value="0.57401358229444" calcext:value-type="float">
            <text:p>0,57401</text:p>
          </table:table-cell>
          <table:table-cell office:value-type="float" office:value="0.56241982806128" calcext:value-type="float">
            <text:p>0,56242</text:p>
          </table:table-cell>
          <table:table-cell office:value-type="float" office:value="0.569782265512303" calcext:value-type="float">
            <text:p>0,56978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reacll</text:p>
          </table:table-cell>
          <table:table-cell office:value-type="float" office:value="0.63601291113843" calcext:value-type="float">
            <text:p>0,63601</text:p>
          </table:table-cell>
          <table:table-cell office:value-type="float" office:value="0.606571988944808" calcext:value-type="float">
            <text:p>0,60657</text:p>
          </table:table-cell>
          <table:table-cell office:value-type="float" office:value="0.61618144151388" calcext:value-type="float">
            <text:p>0,61618</text:p>
          </table:table-cell>
          <table:table-cell office:value-type="float" office:value="0.6326317836679" calcext:value-type="float">
            <text:p>0,63263</text:p>
          </table:table-cell>
          <table:table-cell office:value-type="float" office:value="0.606799910433808" calcext:value-type="float">
            <text:p>0,60680</text:p>
          </table:table-cell>
          <table:table-cell office:value-type="float" office:value="0.593575319000358" calcext:value-type="float">
            <text:p>0,59358</text:p>
          </table:table-cell>
          <table:table-cell office:value-type="float" office:value="0.607424901879535" calcext:value-type="float">
            <text:p>0,60742</text:p>
          </table:table-cell>
          <table:table-cell office:value-type="float" office:value="0.619885269888033" calcext:value-type="float">
            <text:p>0,61989</text:p>
          </table:table-cell>
          <table:table-cell office:value-type="float" office:value="0.630961720237628" calcext:value-type="float">
            <text:p>0,63096</text:p>
          </table:table-cell>
          <table:table-cell office:value-type="float" office:value="0.658962053107114" calcext:value-type="float">
            <text:p>0,65896</text:p>
          </table:table-cell>
          <table:table-cell office:value-type="float" office:value="0.650344552971566" calcext:value-type="float">
            <text:p>0,65034</text:p>
          </table:table-cell>
          <table:table-cell office:value-type="float" office:value="0.645462512747052" calcext:value-type="float">
            <text:p>0,6454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63601291113843" calcext:value-type="float">
            <text:p>0,63601</text:p>
          </table:table-cell>
          <table:table-cell office:value-type="float" office:value="0.606571988944808" calcext:value-type="float">
            <text:p>0,60657</text:p>
          </table:table-cell>
          <table:table-cell office:value-type="float" office:value="0.61618144151388" calcext:value-type="float">
            <text:p>0,61618</text:p>
          </table:table-cell>
          <table:table-cell office:value-type="float" office:value="0.6326317836679" calcext:value-type="float">
            <text:p>0,63263</text:p>
          </table:table-cell>
          <table:table-cell office:value-type="float" office:value="0.606799910433808" calcext:value-type="float">
            <text:p>0,60680</text:p>
          </table:table-cell>
          <table:table-cell office:value-type="float" office:value="0.593575319000358" calcext:value-type="float">
            <text:p>0,59358</text:p>
          </table:table-cell>
          <table:table-cell office:value-type="float" office:value="0.607424901879535" calcext:value-type="float">
            <text:p>0,60742</text:p>
          </table:table-cell>
          <table:table-cell office:value-type="float" office:value="0.619885269888033" calcext:value-type="float">
            <text:p>0,61989</text:p>
          </table:table-cell>
          <table:table-cell office:value-type="float" office:value="0.630961720237628" calcext:value-type="float">
            <text:p>0,63096</text:p>
          </table:table-cell>
          <table:table-cell office:value-type="float" office:value="0.658962053107114" calcext:value-type="float">
            <text:p>0,65896</text:p>
          </table:table-cell>
          <table:table-cell office:value-type="float" office:value="0.650344552971566" calcext:value-type="float">
            <text:p>0,65034</text:p>
          </table:table-cell>
          <table:table-cell office:value-type="float" office:value="0.645462512747052" calcext:value-type="float">
            <text:p>0,64546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glia a metà tra minimo e massimo (per singolo file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02648076582003" calcext:value-type="float">
            <text:p>0,50265</text:p>
          </table:table-cell>
          <table:table-cell office:value-type="float" office:value="0.524022525847175" calcext:value-type="float">
            <text:p>0,52402</text:p>
          </table:table-cell>
          <table:table-cell office:value-type="float" office:value="0.506395309367628" calcext:value-type="float">
            <text:p>0,50640</text:p>
          </table:table-cell>
          <table:table-cell office:value-type="float" office:value="0.49390089140571" calcext:value-type="float">
            <text:p>0,49390</text:p>
          </table:table-cell>
          <table:table-cell office:value-type="float" office:value="0.492933256681223" calcext:value-type="float">
            <text:p>0,49293</text:p>
          </table:table-cell>
          <table:table-cell office:value-type="float" office:value="0.499905901411648" calcext:value-type="float">
            <text:p>0,49991</text:p>
          </table:table-cell>
          <table:table-cell office:value-type="float" office:value="0.49772917789377" calcext:value-type="float">
            <text:p>0,49773</text:p>
          </table:table-cell>
          <table:table-cell office:value-type="float" office:value="0.510289331852394" calcext:value-type="float">
            <text:p>0,51029</text:p>
          </table:table-cell>
          <table:table-cell office:value-type="float" office:value="0.551650506369768" calcext:value-type="float">
            <text:p>0,55165</text:p>
          </table:table-cell>
          <table:table-cell office:value-type="float" office:value="0.55033804440005" calcext:value-type="float">
            <text:p>0,55034</text:p>
          </table:table-cell>
          <table:table-cell office:value-type="float" office:value="0.517571929236662" calcext:value-type="float">
            <text:p>0,51757</text:p>
          </table:table-cell>
          <table:table-cell office:value-type="float" office:value="0.533574621944225" calcext:value-type="float">
            <text:p>0,533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496719840650123" calcext:value-type="float">
            <text:p>0,49672</text:p>
          </table:table-cell>
          <table:table-cell office:value-type="float" office:value="0.554662120588879" calcext:value-type="float">
            <text:p>0,55466</text:p>
          </table:table-cell>
          <table:table-cell office:value-type="float" office:value="0.513386141812713" calcext:value-type="float">
            <text:p>0,51339</text:p>
          </table:table-cell>
          <table:table-cell office:value-type="float" office:value="0.48635513358614" calcext:value-type="float">
            <text:p>0,48636</text:p>
          </table:table-cell>
          <table:table-cell office:value-type="float" office:value="0.4676663695701" calcext:value-type="float">
            <text:p>0,46767</text:p>
          </table:table-cell>
          <table:table-cell office:value-type="float" office:value="0.47708844835368" calcext:value-type="float">
            <text:p>0,47709</text:p>
          </table:table-cell>
          <table:table-cell office:value-type="float" office:value="0.487347102261375" calcext:value-type="float">
            <text:p>0,48735</text:p>
          </table:table-cell>
          <table:table-cell office:value-type="float" office:value="0.534960026325897" calcext:value-type="float">
            <text:p>0,53496</text:p>
          </table:table-cell>
          <table:table-cell office:value-type="float" office:value="0.57273342463102" calcext:value-type="float">
            <text:p>0,57273</text:p>
          </table:table-cell>
          <table:table-cell office:value-type="float" office:value="0.584337435811607" calcext:value-type="float">
            <text:p>0,58434</text:p>
          </table:table-cell>
          <table:table-cell office:value-type="float" office:value="0.509806072970596" calcext:value-type="float">
            <text:p>0,50981</text:p>
          </table:table-cell>
          <table:table-cell office:value-type="float" office:value="0.549809699952875" calcext:value-type="float">
            <text:p>0,549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348004679611685" calcext:value-type="float">
            <text:p>0,34800</text:p>
          </table:table-cell>
          <table:table-cell office:value-type="float" office:value="0.397476809283421" calcext:value-type="float">
            <text:p>0,39748</text:p>
          </table:table-cell>
          <table:table-cell office:value-type="float" office:value="0.431938600467495" calcext:value-type="float">
            <text:p>0,43194</text:p>
          </table:table-cell>
          <table:table-cell office:value-type="float" office:value="0.413380861320083" calcext:value-type="float">
            <text:p>0,41338</text:p>
          </table:table-cell>
          <table:table-cell office:value-type="float" office:value="0.439294285003178" calcext:value-type="float">
            <text:p>0,43929</text:p>
          </table:table-cell>
          <table:table-cell office:value-type="float" office:value="0.461558581041717" calcext:value-type="float">
            <text:p>0,46156</text:p>
          </table:table-cell>
          <table:table-cell office:value-type="float" office:value="0.371154219619017" calcext:value-type="float">
            <text:p>0,37115</text:p>
          </table:table-cell>
          <table:table-cell office:value-type="float" office:value="0.367430047435719" calcext:value-type="float">
            <text:p>0,36743</text:p>
          </table:table-cell>
          <table:table-cell office:value-type="float" office:value="0.501661538833721" calcext:value-type="float">
            <text:p>0,50166</text:p>
          </table:table-cell>
          <table:table-cell office:value-type="float" office:value="0.507376147415048" calcext:value-type="float">
            <text:p>0,50738</text:p>
          </table:table-cell>
          <table:table-cell office:value-type="float" office:value="0.440691681277317" calcext:value-type="float">
            <text:p>0,44069</text:p>
          </table:table-cell>
          <table:table-cell office:value-type="float" office:value="0.447287110684188" calcext:value-type="float">
            <text:p>0,44729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glia a metà tra minimo e massimo (per singolo file) -0,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1" office:value-type="float" office:value="0.799321621971036" calcext:value-type="float">
            <text:p>0,79932</text:p>
          </table:table-cell>
          <table:table-cell table:style-name="ce22" office:value-type="float" office:value="0.819646827634697" calcext:value-type="float">
            <text:p>0,81965</text:p>
          </table:table-cell>
          <table:table-cell office:value-type="float" office:value="0.499505465517385" calcext:value-type="float">
            <text:p>0,49951</text:p>
          </table:table-cell>
          <table:table-cell office:value-type="float" office:value="0.527869843714575" calcext:value-type="float">
            <text:p>0,52787</text:p>
          </table:table-cell>
          <table:table-cell office:value-type="float" office:value="0.486622410182728" calcext:value-type="float">
            <text:p>0,48662</text:p>
          </table:table-cell>
          <table:table-cell office:value-type="float" office:value="0.499369051966294" calcext:value-type="float">
            <text:p>0,49937</text:p>
          </table:table-cell>
          <table:table-cell office:value-type="float" office:value="0.534237536342391" calcext:value-type="float">
            <text:p>0,53424</text:p>
          </table:table-cell>
          <table:table-cell office:value-type="float" office:value="0.49517617937485" calcext:value-type="float">
            <text:p>0,49518</text:p>
          </table:table-cell>
          <table:table-cell table:style-name="ce21" office:value-type="float" office:value="0.701366127307771" calcext:value-type="float">
            <text:p>0,70137</text:p>
          </table:table-cell>
          <table:table-cell table:style-name="ce21" office:value-type="float" office:value="0.640675367490491" calcext:value-type="float">
            <text:p>0,64068</text:p>
          </table:table-cell>
          <table:table-cell office:value-type="float" office:value="0.544380434583043" calcext:value-type="float">
            <text:p>0,54438</text:p>
          </table:table-cell>
          <table:table-cell office:value-type="float" office:value="0.551752849649972" calcext:value-type="float">
            <text:p>0,5517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18637458473382" calcext:value-type="float">
            <text:p>0,51864</text:p>
          </table:table-cell>
          <table:table-cell office:value-type="float" office:value="0.520317219774432" calcext:value-type="float">
            <text:p>0,52032</text:p>
          </table:table-cell>
          <table:table-cell office:value-type="float" office:value="0.520872285019834" calcext:value-type="float">
            <text:p>0,52087</text:p>
          </table:table-cell>
          <table:table-cell office:value-type="float" office:value="0.538170085355427" calcext:value-type="float">
            <text:p>0,53817</text:p>
          </table:table-cell>
          <table:table-cell office:value-type="float" office:value="0.476530111385935" calcext:value-type="float">
            <text:p>0,47653</text:p>
          </table:table-cell>
          <table:table-cell office:value-type="float" office:value="0.489277062695112" calcext:value-type="float">
            <text:p>0,48928</text:p>
          </table:table-cell>
          <table:table-cell office:value-type="float" office:value="0.533850590976224" calcext:value-type="float">
            <text:p>0,53385</text:p>
          </table:table-cell>
          <table:table-cell office:value-type="float" office:value="0.507779611069877" calcext:value-type="float">
            <text:p>0,50778</text:p>
          </table:table-cell>
          <table:table-cell office:value-type="float" office:value="0.545521608883564" calcext:value-type="float">
            <text:p>0,54552</text:p>
          </table:table-cell>
          <table:table-cell office:value-type="float" office:value="0.563691420919" calcext:value-type="float">
            <text:p>0,56369</text:p>
          </table:table-cell>
          <table:table-cell office:value-type="float" office:value="0.569570356439024" calcext:value-type="float">
            <text:p>0,56957</text:p>
          </table:table-cell>
          <table:table-cell office:value-type="float" office:value="0.590268162182418" calcext:value-type="float">
            <text:p>0,590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4894716732796" calcext:value-type="float">
            <text:p>0,48947</text:p>
          </table:table-cell>
          <table:table-cell office:value-type="float" office:value="0.491292259043312" calcext:value-type="float">
            <text:p>0,49129</text:p>
          </table:table-cell>
          <table:table-cell office:value-type="float" office:value="0.492050224787517" calcext:value-type="float">
            <text:p>0,49205</text:p>
          </table:table-cell>
          <table:table-cell office:value-type="float" office:value="0.496378128012676" calcext:value-type="float">
            <text:p>0,49638</text:p>
          </table:table-cell>
          <table:table-cell office:value-type="float" office:value="0.423987735064708" calcext:value-type="float">
            <text:p>0,42399</text:p>
          </table:table-cell>
          <table:table-cell office:value-type="float" office:value="0.444585446615229" calcext:value-type="float">
            <text:p>0,44459</text:p>
          </table:table-cell>
          <table:table-cell office:value-type="float" office:value="0.241221268210548" calcext:value-type="float">
            <text:p>0,24122</text:p>
          </table:table-cell>
          <table:table-cell office:value-type="float" office:value="0.225522805807264" calcext:value-type="float">
            <text:p>0,22552</text:p>
          </table:table-cell>
          <table:table-cell office:value-type="float" office:value="0.535654581542515" calcext:value-type="float">
            <text:p>0,53565</text:p>
          </table:table-cell>
          <table:table-cell office:value-type="float" office:value="0.559277879621184" calcext:value-type="float">
            <text:p>0,55928</text:p>
          </table:table-cell>
          <table:table-cell office:value-type="float" office:value="0.527617808823522" calcext:value-type="float">
            <text:p>0,52762</text:p>
          </table:table-cell>
          <table:table-cell office:value-type="float" office:value="0.540499788077925" calcext:value-type="float">
            <text:p>0,54050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glia a metà tra minimo e massimo (per singolo file) +0,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65103370892459" calcext:value-type="float">
            <text:p>0,56510</text:p>
          </table:table-cell>
          <table:table-cell office:value-type="float" office:value="0.564614458698018" calcext:value-type="float">
            <text:p>0,56461</text:p>
          </table:table-cell>
          <table:table-cell office:value-type="float" office:value="0.503972440828993" calcext:value-type="float">
            <text:p>0,50397</text:p>
          </table:table-cell>
          <table:table-cell office:value-type="float" office:value="0.508514436518586" calcext:value-type="float">
            <text:p>0,50851</text:p>
          </table:table-cell>
          <table:table-cell office:value-type="float" office:value="0.49663575917915" calcext:value-type="float">
            <text:p>0,49664</text:p>
          </table:table-cell>
          <table:table-cell office:value-type="float" office:value="0.499655949474686" calcext:value-type="float">
            <text:p>0,49966</text:p>
          </table:table-cell>
          <table:table-cell office:value-type="float" office:value="0.521082086834718" calcext:value-type="float">
            <text:p>0,52108</text:p>
          </table:table-cell>
          <table:table-cell office:value-type="float" office:value="0.523063969246055" calcext:value-type="float">
            <text:p>0,52306</text:p>
          </table:table-cell>
          <table:table-cell office:value-type="float" office:value="0.550878383243445" calcext:value-type="float">
            <text:p>0,55088</text:p>
          </table:table-cell>
          <table:table-cell office:value-type="float" office:value="0.557332297700419" calcext:value-type="float">
            <text:p>0,55733</text:p>
          </table:table-cell>
          <table:table-cell office:value-type="float" office:value="0.529309126539304" calcext:value-type="float">
            <text:p>0,52931</text:p>
          </table:table-cell>
          <table:table-cell office:value-type="float" office:value="0.5178977490844" calcext:value-type="float">
            <text:p>0,517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06333675898202" calcext:value-type="float">
            <text:p>0,50633</text:p>
          </table:table-cell>
          <table:table-cell office:value-type="float" office:value="0.503455497041763" calcext:value-type="float">
            <text:p>0,50346</text:p>
          </table:table-cell>
          <table:table-cell office:value-type="float" office:value="0.515230868041351" calcext:value-type="float">
            <text:p>0,51523</text:p>
          </table:table-cell>
          <table:table-cell office:value-type="float" office:value="0.507156783095197" calcext:value-type="float">
            <text:p>0,50716</text:p>
          </table:table-cell>
          <table:table-cell office:value-type="float" office:value="0.498592389091753" calcext:value-type="float">
            <text:p>0,49859</text:p>
          </table:table-cell>
          <table:table-cell office:value-type="float" office:value="0.494508642030986" calcext:value-type="float">
            <text:p>0,49451</text:p>
          </table:table-cell>
          <table:table-cell office:value-type="float" office:value="0.554588523354425" calcext:value-type="float">
            <text:p>0,55459</text:p>
          </table:table-cell>
          <table:table-cell office:value-type="float" office:value="0.554896670807521" calcext:value-type="float">
            <text:p>0,55490</text:p>
          </table:table-cell>
          <table:table-cell office:value-type="float" office:value="0.516569421129229" calcext:value-type="float">
            <text:p>0,51657</text:p>
          </table:table-cell>
          <table:table-cell office:value-type="float" office:value="0.549899231047283" calcext:value-type="float">
            <text:p>0,54990</text:p>
          </table:table-cell>
          <table:table-cell office:value-type="float" office:value="0.519274473899396" calcext:value-type="float">
            <text:p>0,51927</text:p>
          </table:table-cell>
          <table:table-cell office:value-type="float" office:value="0.506533677340915" calcext:value-type="float">
            <text:p>0,5065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122218413910218" calcext:value-type="float">
            <text:p>0,12222</text:p>
          </table:table-cell>
          <table:table-cell office:value-type="float" office:value="0.116210040687947" calcext:value-type="float">
            <text:p>0,11621</text:p>
          </table:table-cell>
          <table:table-cell office:value-type="float" office:value="0.208620903525238" calcext:value-type="float">
            <text:p>0,20862</text:p>
          </table:table-cell>
          <table:table-cell office:value-type="float" office:value="0.247829409341638" calcext:value-type="float">
            <text:p>0,24783</text:p>
          </table:table-cell>
          <table:table-cell office:value-type="float" office:value="0.457648095891123" calcext:value-type="float">
            <text:p>0,45765</text:p>
          </table:table-cell>
          <table:table-cell office:value-type="float" office:value="0.465780443089304" calcext:value-type="float">
            <text:p>0,46578</text:p>
          </table:table-cell>
          <table:table-cell office:value-type="float" office:value="0.496397291085457" calcext:value-type="float">
            <text:p>0,49640</text:p>
          </table:table-cell>
          <table:table-cell office:value-type="float" office:value="0.48047258124129" calcext:value-type="float">
            <text:p>0,48047</text:p>
          </table:table-cell>
          <table:table-cell office:value-type="float" office:value="0.179856207029119" calcext:value-type="float">
            <text:p>0,17986</text:p>
          </table:table-cell>
          <table:table-cell office:value-type="float" office:value="0.213514969396253" calcext:value-type="float">
            <text:p>0,21351</text:p>
          </table:table-cell>
          <table:table-cell office:value-type="float" office:value="0.26305384181387" calcext:value-type="float">
            <text:p>0,26305</text:p>
          </table:table-cell>
          <table:table-cell office:value-type="float" office:value="0.268524240370428" calcext:value-type="float">
            <text:p>0,26852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glia a metà tra minimo e massimo (per singolo file) -0,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2" office:value-type="float" office:value="0.935812665998014" calcext:value-type="float">
            <text:p>0,93581</text:p>
          </table:table-cell>
          <table:table-cell table:style-name="ce22" office:value-type="float" office:value="0.937851881684289" calcext:value-type="float">
            <text:p>0,93785</text:p>
          </table:table-cell>
          <table:table-cell table:style-name="ce22" office:value-type="float" office:value="0.91936331992962" calcext:value-type="float">
            <text:p>0,91936</text:p>
          </table:table-cell>
          <table:table-cell table:style-name="ce22" office:value-type="float" office:value="0.819329587410739" calcext:value-type="float">
            <text:p>0,81933</text:p>
          </table:table-cell>
          <table:table-cell office:value-type="float" office:value="0.492122567524526" calcext:value-type="float">
            <text:p>0,49212</text:p>
          </table:table-cell>
          <table:table-cell office:value-type="float" office:value="0.495815725255201" calcext:value-type="float">
            <text:p>0,49582</text:p>
          </table:table-cell>
          <table:table-cell office:value-type="float" office:value="0.539673844442868" calcext:value-type="float">
            <text:p>0,53967</text:p>
          </table:table-cell>
          <table:table-cell office:value-type="float" office:value="0.526513124572377" calcext:value-type="float">
            <text:p>0,52651</text:p>
          </table:table-cell>
          <table:table-cell table:number-columns-repeated="2" table:style-name="ce22" office:value-type="float" office:value="0.935812665998014" calcext:value-type="float">
            <text:p>0,93581</text:p>
          </table:table-cell>
          <table:table-cell table:style-name="ce21" office:value-type="float" office:value="0.792224087803591" calcext:value-type="float">
            <text:p>0,79222</text:p>
          </table:table-cell>
          <table:table-cell table:style-name="ce21" office:value-type="float" office:value="0.767940981693424" calcext:value-type="float">
            <text:p>0,767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16666666666667" calcext:value-type="float">
            <text:p>0,51667</text:p>
          </table:table-cell>
          <table:table-cell office:value-type="float" office:value="0.518139730639731" calcext:value-type="float">
            <text:p>0,51814</text:p>
          </table:table-cell>
          <table:table-cell office:value-type="float" office:value="0.518947790474861" calcext:value-type="float">
            <text:p>0,51895</text:p>
          </table:table-cell>
          <table:table-cell office:value-type="float" office:value="0.492466276464443" calcext:value-type="float">
            <text:p>0,49247</text:p>
          </table:table-cell>
          <table:table-cell office:value-type="float" office:value="0.485668647233667" calcext:value-type="float">
            <text:p>0,48567</text:p>
          </table:table-cell>
          <table:table-cell office:value-type="float" office:value="0.508224443782798" calcext:value-type="float">
            <text:p>0,50822</text:p>
          </table:table-cell>
          <table:table-cell office:value-type="float" office:value="0.503717152843248" calcext:value-type="float">
            <text:p>0,50372</text:p>
          </table:table-cell>
          <table:table-cell table:number-columns-repeated="2" office:value-type="float" office:value="0.516666666666667" calcext:value-type="float">
            <text:p>0,51667</text:p>
          </table:table-cell>
          <table:table-cell office:value-type="float" office:value="0.530550254694032" calcext:value-type="float">
            <text:p>0,53055</text:p>
          </table:table-cell>
          <table:table-cell office:value-type="float" office:value="0.545618489770956" calcext:value-type="float">
            <text:p>0,5456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481206311822741" calcext:value-type="float">
            <text:p>0,48121</text:p>
          </table:table-cell>
          <table:table-cell office:value-type="float" office:value="0.482437372428801" calcext:value-type="float">
            <text:p>0,48244</text:p>
          </table:table-cell>
          <table:table-cell office:value-type="float" office:value="0.484500809838088" calcext:value-type="float">
            <text:p>0,48450</text:p>
          </table:table-cell>
          <table:table-cell office:value-type="float" office:value="0.492845114948968" calcext:value-type="float">
            <text:p>0,49285</text:p>
          </table:table-cell>
          <table:table-cell office:value-type="float" office:value="0.408513255882637" calcext:value-type="float">
            <text:p>0,40851</text:p>
          </table:table-cell>
          <table:table-cell office:value-type="float" office:value="0.430255257688753" calcext:value-type="float">
            <text:p>0,43026</text:p>
          </table:table-cell>
          <table:table-cell office:value-type="float" office:value="0.138955108343553" calcext:value-type="float">
            <text:p>0,13896</text:p>
          </table:table-cell>
          <table:table-cell office:value-type="float" office:value="0.150416616399937" calcext:value-type="float">
            <text:p>0,15042</text:p>
          </table:table-cell>
          <table:table-cell table:number-columns-repeated="2" office:value-type="float" office:value="0.481206311822741" calcext:value-type="float">
            <text:p>0,48121</text:p>
          </table:table-cell>
          <table:table-cell office:value-type="float" office:value="0.511707604635884" calcext:value-type="float">
            <text:p>0,51171</text:p>
          </table:table-cell>
          <table:table-cell office:value-type="float" office:value="0.530742135152426" calcext:value-type="float">
            <text:p>0,53074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glia a metà tra minimo e massimo (per singolo file) +0,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64331066280489" calcext:value-type="float">
            <text:p>0,56433</text:p>
          </table:table-cell>
          <table:table-cell office:value-type="float" office:value="0.564876269843671" calcext:value-type="float">
            <text:p>0,56488</text:p>
          </table:table-cell>
          <table:table-cell office:value-type="float" office:value="0.493062240662537" calcext:value-type="float">
            <text:p>0,49306</text:p>
          </table:table-cell>
          <table:table-cell office:value-type="float" office:value="0.489388403665815" calcext:value-type="float">
            <text:p>0,48939</text:p>
          </table:table-cell>
          <table:table-cell table:style-name="ce21" office:value-type="float" office:value="0.653108232429829" calcext:value-type="float">
            <text:p>0,65311</text:p>
          </table:table-cell>
          <table:table-cell office:value-type="float" office:value="0.580547415986325" calcext:value-type="float">
            <text:p>0,58055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48044071466189" calcext:value-type="float">
            <text:p>0,54804</text:p>
          </table:table-cell>
          <table:table-cell office:value-type="float" office:value="0.553913192953371" calcext:value-type="float">
            <text:p>0,553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1103425559947" calcext:value-type="float">
            <text:p>0,50110</text:p>
          </table:table-cell>
          <table:table-cell office:value-type="float" office:value="0.505580115752635" calcext:value-type="float">
            <text:p>0,50558</text:p>
          </table:table-cell>
          <table:table-cell office:value-type="float" office:value="0.48897633220936" calcext:value-type="float">
            <text:p>0,48898</text:p>
          </table:table-cell>
          <table:table-cell office:value-type="float" office:value="0.502763209949487" calcext:value-type="float">
            <text:p>0,50276</text:p>
          </table:table-cell>
          <table:table-cell office:value-type="float" office:value="0.520809265383305" calcext:value-type="float">
            <text:p>0,52081</text:p>
          </table:table-cell>
          <table:table-cell office:value-type="float" office:value="0.550352323092387" calcext:value-type="float">
            <text:p>0,55035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3770831950667" calcext:value-type="float">
            <text:p>0,50377</text:p>
          </table:table-cell>
          <table:table-cell office:value-type="float" office:value="0.511140267854135" calcext:value-type="float">
            <text:p>0,511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office:value-type="float" office:value="0.108866579824257" calcext:value-type="float">
            <text:p>0,10887</text:p>
          </table:table-cell>
          <table:table-cell office:value-type="float" office:value="0.111212354196241" calcext:value-type="float">
            <text:p>0,11121</text:p>
          </table:table-cell>
          <table:table-cell office:value-type="float" office:value="0.120614070213491" calcext:value-type="float">
            <text:p>0,12061</text:p>
          </table:table-cell>
          <table:table-cell office:value-type="float" office:value="0.464601044732239" calcext:value-type="float">
            <text:p>0,46460</text:p>
          </table:table-cell>
          <table:table-cell office:value-type="float" office:value="0.469471684337663" calcext:value-type="float">
            <text:p>0,46947</text:p>
          </table:table-cell>
          <table:table-cell office:value-type="float" office:value="0.503980132965447" calcext:value-type="float">
            <text:p>0,50398</text:p>
          </table:table-cell>
          <table:table-cell office:value-type="float" office:value="0.513003773244442" calcext:value-type="float">
            <text:p>0,51300</text:p>
          </table:table-cell>
          <table:table-cell table:number-columns-repeated="2" office:value-type="float" office:value="0.108866579824257" calcext:value-type="float">
            <text:p>0,10887</text:p>
          </table:table-cell>
          <table:table-cell office:value-type="float" office:value="0.122210967196052" calcext:value-type="float">
            <text:p>0,12221</text:p>
          </table:table-cell>
          <table:table-cell office:value-type="float" office:value="0.136979149321591" calcext:value-type="float">
            <text:p>0,13698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glia a metà tra minimo e massimo (per singolo file) -0,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64331066280489" calcext:value-type="float">
            <text:p>0,56433</text:p>
          </table:table-cell>
          <table:table-cell office:value-type="float" office:value="0.564876269843671" calcext:value-type="float">
            <text:p>0,56488</text:p>
          </table:table-cell>
          <table:table-cell office:value-type="float" office:value="0.493062240662537" calcext:value-type="float">
            <text:p>0,49306</text:p>
          </table:table-cell>
          <table:table-cell office:value-type="float" office:value="0.489388403665815" calcext:value-type="float">
            <text:p>0,48939</text:p>
          </table:table-cell>
          <table:table-cell office:value-type="float" office:value="0.564289395339341" calcext:value-type="float">
            <text:p>0,56429</text:p>
          </table:table-cell>
          <table:table-cell office:value-type="float" office:value="0.564379851947736" calcext:value-type="float">
            <text:p>0,56438</text:p>
          </table:table-cell>
          <table:table-cell table:number-columns-repeated="4" table:style-name="ce22" office:value-type="float" office:value="0.935812665998014" calcext:value-type="float">
            <text:p>0,935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1103425559947" calcext:value-type="float">
            <text:p>0,50110</text:p>
          </table:table-cell>
          <table:table-cell office:value-type="float" office:value="0.505580115752635" calcext:value-type="float">
            <text:p>0,50558</text:p>
          </table:table-cell>
          <table:table-cell office:value-type="float" office:value="0.48897633220936" calcext:value-type="float">
            <text:p>0,48898</text:p>
          </table:table-cell>
          <table:table-cell office:value-type="float" office:value="0.502763209949487" calcext:value-type="float">
            <text:p>0,50276</text:p>
          </table:table-cell>
          <table:table-cell office:value-type="float" office:value="0.500767195767196" calcext:value-type="float">
            <text:p>0,50077</text:p>
          </table:table-cell>
          <table:table-cell office:value-type="float" office:value="0.501650906225374" calcext:value-type="float">
            <text:p>0,50165</text:p>
          </table:table-cell>
          <table:table-cell table:number-columns-repeated="4" office:value-type="float" office:value="0.516666666666667" calcext:value-type="float">
            <text:p>0,51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office:value-type="float" office:value="0.108866579824257" calcext:value-type="float">
            <text:p>0,10887</text:p>
          </table:table-cell>
          <table:table-cell office:value-type="float" office:value="0.111212354196241" calcext:value-type="float">
            <text:p>0,11121</text:p>
          </table:table-cell>
          <table:table-cell office:value-type="float" office:value="0.120614070213491" calcext:value-type="float">
            <text:p>0,12061</text:p>
          </table:table-cell>
          <table:table-cell office:value-type="float" office:value="0.464601044732239" calcext:value-type="float">
            <text:p>0,46460</text:p>
          </table:table-cell>
          <table:table-cell office:value-type="float" office:value="0.469471684337663" calcext:value-type="float">
            <text:p>0,46947</text:p>
          </table:table-cell>
          <table:table-cell office:value-type="float" office:value="0.110517204733765" calcext:value-type="float">
            <text:p>0,11052</text:p>
          </table:table-cell>
          <table:table-cell office:value-type="float" office:value="0.112381345662498" calcext:value-type="float">
            <text:p>0,11238</text:p>
          </table:table-cell>
          <table:table-cell table:number-columns-repeated="4" office:value-type="float" office:value="0.481206311822741" calcext:value-type="float">
            <text:p>0,48121</text:p>
          </table:table-cell>
          <table:table-cell table:number-columns-repeated="9"/>
        </table:table-row>
        <table:table-row table:style-name="ro1" table:number-rows-repeated="4">
          <table:table-cell table:style-name="ce10"/>
          <table:table-cell table:number-columns-repeated="21"/>
        </table:table-row>
        <table:table-row table:style-name="ro1" table:number-rows-repeated="6">
          <table:table-cell table:style-name="ce10"/>
          <table:table-cell table:number-columns-repeated="13"/>
          <table:table-cell table:style-name="Default" table:number-columns-repeated="8"/>
        </table:table-row>
        <table:table-row table:style-name="ro1">
          <table:table-cell table:style-name="ce10"/>
          <table:table-cell table:number-columns-repeated="1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6">
      <number:number number:decimal-places="4" number:min-decimal-places="4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1:02:50.52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51:55.475000000</meta:creation-date>
    <dc:date>2022-02-28T12:57:20.760000000</dc:date>
    <meta:editing-duration>PT30M19S</meta:editing-duration>
    <meta:editing-cycles>5</meta:editing-cycles>
    <meta:generator>LibreOffice/7.1.3.2$Windows_X86_64 LibreOffice_project/47f78053abe362b9384784d31a6e56f8511eb1c1</meta:generator>
    <meta:document-statistic meta:table-count="5" meta:cell-count="1961" meta:object-count="0"/>
  </office:meta>
</office:document-meta>
</file>